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16.29mm" svg:y="1mm">
            <draw:object draw:notify-on-update-of-ranges="Hoja1.A1:Hoja1.A1 Hoja1.A2:Hoja1.A151 Hoja1.B1:Hoja1.B1 Hoja1.B2:Hoja1.B151 Hoja1.A1:Hoja1.A1 Hoja1.A2:Hoja1.A151 Hoja1.C1:Hoja1.C1 Hoja1.C2:Hoja1.C151 Hoja1.A1:Hoja1.A1 Hoja1.A2:Hoja1.A151 Hoja1.D1:Hoja1.D1 Hoja1.D2:Hoja1.D151 Hoja1.A1:Hoja1.A1 Hoja1.A2:Hoja1.A151 Hoja1.E1:Hoja1.E1 Hoja1.E2:Hoja1.E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Ejecución 1</text:p>
          </table:table-cell>
          <table:table-cell office:value-type="string" calcext:value-type="string">
            <text:p>Ejecución 2</text:p>
          </table:table-cell>
          <table:table-cell office:value-type="string" calcext:value-type="string">
            <text:p>Ejecución 3</text:p>
          </table:table-cell>
          <table:table-cell office:value-type="string" calcext:value-type="string">
            <text:p>Ejecución 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9.74998" calcext:value-type="float">
            <text:p>-39,74998</text:p>
          </table:table-cell>
          <table:table-cell office:value-type="float" office:value="-36.64999" calcext:value-type="float">
            <text:p>-36,64999</text:p>
          </table:table-cell>
          <table:table-cell office:value-type="float" office:value="-32.64998" calcext:value-type="float">
            <text:p>-32,64998</text:p>
          </table:table-cell>
          <table:table-cell office:value-type="float" office:value="-33.84998" calcext:value-type="float">
            <text:p>-33,8499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4.19999" calcext:value-type="float">
            <text:p>-24,19999</text:p>
          </table:table-cell>
          <table:table-cell office:value-type="float" office:value="-21.69999" calcext:value-type="float">
            <text:p>-21,69999</text:p>
          </table:table-cell>
          <table:table-cell office:value-type="float" office:value="-26.99998" calcext:value-type="float">
            <text:p>-26,99998</text:p>
          </table:table-cell>
          <table:table-cell office:value-type="float" office:value="-25.59998" calcext:value-type="float">
            <text:p>-25,599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3.59999" calcext:value-type="float">
            <text:p>-23,59999</text:p>
          </table:table-cell>
          <table:table-cell table:number-columns-repeated="2" office:value-type="float" office:value="-23.8" calcext:value-type="float">
            <text:p>-23,8</text:p>
          </table:table-cell>
          <table:table-cell office:value-type="float" office:value="-20.55" calcext:value-type="float">
            <text:p>-20,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.94999" calcext:value-type="float">
            <text:p>-19,94999</text:p>
          </table:table-cell>
          <table:table-cell office:value-type="float" office:value="-25.39998" calcext:value-type="float">
            <text:p>-25,39998</text:p>
          </table:table-cell>
          <table:table-cell office:value-type="float" office:value="-17.85" calcext:value-type="float">
            <text:p>-17,85</text:p>
          </table:table-cell>
          <table:table-cell office:value-type="float" office:value="-24.64999" calcext:value-type="float">
            <text:p>-24,649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4.94999" calcext:value-type="float">
            <text:p>-24,94999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-15.50001" calcext:value-type="float">
            <text:p>-15,50001</text:p>
          </table:table-cell>
          <table:table-cell office:value-type="float" office:value="-10.2" calcext:value-type="float">
            <text:p>-10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.95" calcext:value-type="float">
            <text:p>-18,95</text:p>
          </table:table-cell>
          <table:table-cell office:value-type="float" office:value="-5.200006" calcext:value-type="float">
            <text:p>-5,200006</text:p>
          </table:table-cell>
          <table:table-cell office:value-type="float" office:value="-20.05" calcext:value-type="float">
            <text:p>-20,05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3.20001" calcext:value-type="float">
            <text:p>-13,20001</text:p>
          </table:table-cell>
          <table:table-cell office:value-type="float" office:value="-20.59999" calcext:value-type="float">
            <text:p>-20,59999</text:p>
          </table:table-cell>
          <table:table-cell office:value-type="float" office:value="-9.899992" calcext:value-type="float">
            <text:p>-9,899992</text:p>
          </table:table-cell>
          <table:table-cell office:value-type="float" office:value="-14.90001" calcext:value-type="float">
            <text:p>-14,9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.80001" calcext:value-type="float">
            <text:p>-14,80001</text:p>
          </table:table-cell>
          <table:table-cell office:value-type="float" office:value="-2.65001" calcext:value-type="float">
            <text:p>-2,65001</text:p>
          </table:table-cell>
          <table:table-cell office:value-type="float" office:value="-18.1" calcext:value-type="float">
            <text:p>-18,1</text:p>
          </table:table-cell>
          <table:table-cell office:value-type="float" office:value="-18.05" calcext:value-type="float">
            <text:p>-18,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5" calcext:value-type="float">
            <text:p>3,15</text:p>
          </table:table-cell>
          <table:table-cell office:value-type="float" office:value="-12.85001" calcext:value-type="float">
            <text:p>-12,85001</text:p>
          </table:table-cell>
          <table:table-cell office:value-type="float" office:value="-22.44999" calcext:value-type="float">
            <text:p>-22,44999</text:p>
          </table:table-cell>
          <table:table-cell office:value-type="float" office:value="-21.44999" calcext:value-type="float">
            <text:p>-21,449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99981" calcext:value-type="float">
            <text:p>0,4999981</text:p>
          </table:table-cell>
          <table:table-cell office:value-type="float" office:value="-0.8000031" calcext:value-type="float">
            <text:p>-0,8000031</text:p>
          </table:table-cell>
          <table:table-cell office:value-type="float" office:value="3.3" calcext:value-type="float">
            <text:p>3,3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.05001" calcext:value-type="float">
            <text:p>-14,05001</text:p>
          </table:table-cell>
          <table:table-cell office:value-type="float" office:value="-10.15001" calcext:value-type="float">
            <text:p>-10,15001</text:p>
          </table:table-cell>
          <table:table-cell office:value-type="float" office:value="-13.40001" calcext:value-type="float">
            <text:p>-13,40001</text:p>
          </table:table-cell>
          <table:table-cell office:value-type="float" office:value="-16.15" calcext:value-type="float">
            <text:p>-16,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000015" calcext:value-type="float">
            <text:p>-0,9000015</text:p>
          </table:table-cell>
          <table:table-cell office:value-type="float" office:value="-1.000006" calcext:value-type="float">
            <text:p>-1,000006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-15.00001" calcext:value-type="float">
            <text:p>-15,000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99999" calcext:value-type="float">
            <text:p>1,599999</text:p>
          </table:table-cell>
          <table:table-cell office:value-type="float" office:value="-24.05" calcext:value-type="float">
            <text:p>-24,05</text:p>
          </table:table-cell>
          <table:table-cell office:value-type="float" office:value="-14.10001" calcext:value-type="float">
            <text:p>-14,10001</text:p>
          </table:table-cell>
          <table:table-cell office:value-type="float" office:value="0.2999983" calcext:value-type="float">
            <text:p>0,299998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.40001" calcext:value-type="float">
            <text:p>-14,40001</text:p>
          </table:table-cell>
          <table:table-cell office:value-type="float" office:value="-12.30001" calcext:value-type="float">
            <text:p>-12,30001</text:p>
          </table:table-cell>
          <table:table-cell office:value-type="float" office:value="1.799996" calcext:value-type="float">
            <text:p>1,799996</text:p>
          </table:table-cell>
          <table:table-cell office:value-type="float" office:value="-17.40001" calcext:value-type="float">
            <text:p>-17,400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200009" calcext:value-type="float">
            <text:p>-7,200009</text:p>
          </table:table-cell>
          <table:table-cell office:value-type="float" office:value="-0.2500019" calcext:value-type="float">
            <text:p>-0,2500019</text:p>
          </table:table-cell>
          <table:table-cell office:value-type="float" office:value="0.5999975" calcext:value-type="float">
            <text:p>0,5999975</text:p>
          </table:table-cell>
          <table:table-cell office:value-type="float" office:value="1.399995" calcext:value-type="float">
            <text:p>1,3999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150003" calcext:value-type="float">
            <text:p>-2,150003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-7.250004" calcext:value-type="float">
            <text:p>-7,250004</text:p>
          </table:table-cell>
          <table:table-cell office:value-type="float" office:value="5.199999" calcext:value-type="float">
            <text:p>5,19999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50001" calcext:value-type="float">
            <text:p>5,150001</text:p>
          </table:table-cell>
          <table:table-cell office:value-type="float" office:value="-17.10001" calcext:value-type="float">
            <text:p>-17,10001</text:p>
          </table:table-cell>
          <table:table-cell office:value-type="float" office:value="4.300001" calcext:value-type="float">
            <text:p>4,300001</text:p>
          </table:table-cell>
          <table:table-cell office:value-type="float" office:value="-10.70001" calcext:value-type="float">
            <text:p>-10,700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-20.95" calcext:value-type="float">
            <text:p>-20,95</text:p>
          </table:table-cell>
          <table:table-cell office:value-type="float" office:value="-14.25" calcext:value-type="float">
            <text:p>-14,25</text:p>
          </table:table-cell>
          <table:table-cell office:value-type="float" office:value="-22.79999" calcext:value-type="float">
            <text:p>-22,7999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.80001" calcext:value-type="float">
            <text:p>-10,80001</text:p>
          </table:table-cell>
          <table:table-cell office:value-type="float" office:value="6.400002" calcext:value-type="float">
            <text:p>6,400002</text:p>
          </table:table-cell>
          <table:table-cell office:value-type="float" office:value="-19.2" calcext:value-type="float">
            <text:p>-19,2</text:p>
          </table:table-cell>
          <table:table-cell office:value-type="float" office:value="0.8499985" calcext:value-type="float">
            <text:p>0,84999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.349997" calcext:value-type="float">
            <text:p>-9,349997</text:p>
          </table:table-cell>
          <table:table-cell office:value-type="float" office:value="-11" calcext:value-type="float">
            <text:p>-11</text:p>
          </table:table-cell>
          <table:table-cell office:value-type="float" office:value="-20.09999" calcext:value-type="float">
            <text:p>-20,09999</text:p>
          </table:table-cell>
          <table:table-cell office:value-type="float" office:value="-10.35001" calcext:value-type="float">
            <text:p>-10,350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.85" calcext:value-type="float">
            <text:p>-12,85</text:p>
          </table:table-cell>
          <table:table-cell office:value-type="float" office:value="-19.95" calcext:value-type="float">
            <text:p>-19,95</text:p>
          </table:table-cell>
          <table:table-cell office:value-type="float" office:value="5.600001" calcext:value-type="float">
            <text:p>5,600001</text:p>
          </table:table-cell>
          <table:table-cell office:value-type="float" office:value="-17.55" calcext:value-type="float">
            <text:p>-17,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1.29999" calcext:value-type="float">
            <text:p>-21,29999</text:p>
          </table:table-cell>
          <table:table-cell office:value-type="float" office:value="-15.7" calcext:value-type="float">
            <text:p>-15,7</text:p>
          </table:table-cell>
          <table:table-cell office:value-type="float" office:value="-8.750007" calcext:value-type="float">
            <text:p>-8,750007</text:p>
          </table:table-cell>
          <table:table-cell office:value-type="float" office:value="-15.20001" calcext:value-type="float">
            <text:p>-15,200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.350007" calcext:value-type="float">
            <text:p>-7,350007</text:p>
          </table:table-cell>
          <table:table-cell office:value-type="float" office:value="6.300001" calcext:value-type="float">
            <text:p>6,300001</text:p>
          </table:table-cell>
          <table:table-cell office:value-type="float" office:value="-8.75001" calcext:value-type="float">
            <text:p>-8,75001</text:p>
          </table:table-cell>
          <table:table-cell office:value-type="float" office:value="-18.39999" calcext:value-type="float">
            <text:p>-18,399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.9" calcext:value-type="float">
            <text:p>-16,9</text:p>
          </table:table-cell>
          <table:table-cell office:value-type="float" office:value="-11.45" calcext:value-type="float">
            <text:p>-11,45</text:p>
          </table:table-cell>
          <table:table-cell office:value-type="float" office:value="-11.70001" calcext:value-type="float">
            <text:p>-11,70001</text:p>
          </table:table-cell>
          <table:table-cell office:value-type="float" office:value="7.500001" calcext:value-type="float">
            <text:p>7,5000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35001" calcext:value-type="float">
            <text:p>-12,35001</text:p>
          </table:table-cell>
          <table:table-cell office:value-type="float" office:value="-16.9" calcext:value-type="float">
            <text:p>-16,9</text:p>
          </table:table-cell>
          <table:table-cell office:value-type="float" office:value="-12.7" calcext:value-type="float">
            <text:p>-12,7</text:p>
          </table:table-cell>
          <table:table-cell office:value-type="float" office:value="-11.35001" calcext:value-type="float">
            <text:p>-11,350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900001" calcext:value-type="float">
            <text:p>5,900001</text:p>
          </table:table-cell>
          <table:table-cell office:value-type="float" office:value="-17.65001" calcext:value-type="float">
            <text:p>-17,65001</text:p>
          </table:table-cell>
          <table:table-cell office:value-type="float" office:value="5.100001" calcext:value-type="float">
            <text:p>5,100001</text:p>
          </table:table-cell>
          <table:table-cell office:value-type="float" office:value="6.300002" calcext:value-type="float">
            <text:p>6,3000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.25001" calcext:value-type="float">
            <text:p>-16,25001</text:p>
          </table:table-cell>
          <table:table-cell office:value-type="float" office:value="-13.65001" calcext:value-type="float">
            <text:p>-13,65001</text:p>
          </table:table-cell>
          <table:table-cell office:value-type="float" office:value="-19.15" calcext:value-type="float">
            <text:p>-19,15</text:p>
          </table:table-cell>
          <table:table-cell office:value-type="float" office:value="2.549996" calcext:value-type="float">
            <text:p>2,54999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.650006" calcext:value-type="float">
            <text:p>-8,650006</text:p>
          </table:table-cell>
          <table:table-cell office:value-type="float" office:value="-14.10001" calcext:value-type="float">
            <text:p>-14,10001</text:p>
          </table:table-cell>
          <table:table-cell office:value-type="float" office:value="2.049998" calcext:value-type="float">
            <text:p>2,049998</text:p>
          </table:table-cell>
          <table:table-cell office:value-type="float" office:value="-14.20001" calcext:value-type="float">
            <text:p>-14,2000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.8" calcext:value-type="float">
            <text:p>-12,8</text:p>
          </table:table-cell>
          <table:table-cell office:value-type="float" office:value="4.900001" calcext:value-type="float">
            <text:p>4,900001</text:p>
          </table:table-cell>
          <table:table-cell office:value-type="float" office:value="-9.600008" calcext:value-type="float">
            <text:p>-9,600008</text:p>
          </table:table-cell>
          <table:table-cell office:value-type="float" office:value="-18.4" calcext:value-type="float">
            <text:p>-18,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99998" calcext:value-type="float">
            <text:p>5,399998</text:p>
          </table:table-cell>
          <table:table-cell office:value-type="float" office:value="-8.900007" calcext:value-type="float">
            <text:p>-8,900007</text:p>
          </table:table-cell>
          <table:table-cell office:value-type="float" office:value="-19.79999" calcext:value-type="float">
            <text:p>-19,79999</text:p>
          </table:table-cell>
          <table:table-cell office:value-type="float" office:value="6.400002" calcext:value-type="float">
            <text:p>6,40000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3.05001" calcext:value-type="float">
            <text:p>-13,05001</text:p>
          </table:table-cell>
          <table:table-cell office:value-type="float" office:value="-12.05001" calcext:value-type="float">
            <text:p>-12,05001</text:p>
          </table:table-cell>
          <table:table-cell office:value-type="float" office:value="-8.100004" calcext:value-type="float">
            <text:p>-8,100004</text:p>
          </table:table-cell>
          <table:table-cell office:value-type="float" office:value="-19.59999" calcext:value-type="float">
            <text:p>-19,5999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.85001" calcext:value-type="float">
            <text:p>-13,85001</text:p>
          </table:table-cell>
          <table:table-cell office:value-type="float" office:value="-10.95001" calcext:value-type="float">
            <text:p>-10,95001</text:p>
          </table:table-cell>
          <table:table-cell office:value-type="float" office:value="-18.35" calcext:value-type="float">
            <text:p>-18,35</text:p>
          </table:table-cell>
          <table:table-cell office:value-type="float" office:value="-12.80001" calcext:value-type="float">
            <text:p>-12,8000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.60001" calcext:value-type="float">
            <text:p>-11,60001</text:p>
          </table:table-cell>
          <table:table-cell office:value-type="float" office:value="5.7" calcext:value-type="float">
            <text:p>5,7</text:p>
          </table:table-cell>
          <table:table-cell office:value-type="float" office:value="-13.20001" calcext:value-type="float">
            <text:p>-13,20001</text:p>
          </table:table-cell>
          <table:table-cell office:value-type="float" office:value="2.649998" calcext:value-type="float">
            <text:p>2,64999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8.85" calcext:value-type="float">
            <text:p>-18,85</text:p>
          </table:table-cell>
          <table:table-cell office:value-type="float" office:value="-5.950002" calcext:value-type="float">
            <text:p>-5,950002</text:p>
          </table:table-cell>
          <table:table-cell office:value-type="float" office:value="5.7" calcext:value-type="float">
            <text:p>5,7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25" calcext:value-type="float">
            <text:p>-17,25</text:p>
          </table:table-cell>
          <table:table-cell office:value-type="float" office:value="2.650001" calcext:value-type="float">
            <text:p>2,650001</text:p>
          </table:table-cell>
          <table:table-cell office:value-type="float" office:value="-16.25" calcext:value-type="float">
            <text:p>-16,2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9.75" calcext:value-type="float">
            <text:p>-19,75</text:p>
          </table:table-cell>
          <table:table-cell office:value-type="float" office:value="4.849999" calcext:value-type="float">
            <text:p>4,849999</text:p>
          </table:table-cell>
          <table:table-cell office:value-type="float" office:value="-1.750007" calcext:value-type="float">
            <text:p>-1,750007</text:p>
          </table:table-cell>
          <table:table-cell office:value-type="float" office:value="4.699999" calcext:value-type="float">
            <text:p>4,69999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000001" calcext:value-type="float">
            <text:p>6,000001</text:p>
          </table:table-cell>
          <table:table-cell office:value-type="float" office:value="-20.39999" calcext:value-type="float">
            <text:p>-20,39999</text:p>
          </table:table-cell>
          <table:table-cell office:value-type="float" office:value="-9.550008" calcext:value-type="float">
            <text:p>-9,550008</text:p>
          </table:table-cell>
          <table:table-cell office:value-type="float" office:value="-12.65001" calcext:value-type="float">
            <text:p>-12,6500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5" calcext:value-type="float">
            <text:p>1,25</text:p>
          </table:table-cell>
          <table:table-cell office:value-type="float" office:value="6.500002" calcext:value-type="float">
            <text:p>6,500002</text:p>
          </table:table-cell>
          <table:table-cell office:value-type="float" office:value="-7.900007" calcext:value-type="float">
            <text:p>-7,900007</text:p>
          </table:table-cell>
          <table:table-cell office:value-type="float" office:value="-14.20001" calcext:value-type="float">
            <text:p>-14,2000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599997" calcext:value-type="float">
            <text:p>3,599997</text:p>
          </table:table-cell>
          <table:table-cell office:value-type="float" office:value="-11.05001" calcext:value-type="float">
            <text:p>-11,05001</text:p>
          </table:table-cell>
          <table:table-cell office:value-type="float" office:value="7.800001" calcext:value-type="float">
            <text:p>7,800001</text:p>
          </table:table-cell>
          <table:table-cell office:value-type="float" office:value="-13.60001" calcext:value-type="float">
            <text:p>-13,6000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.500008" calcext:value-type="float">
            <text:p>-9,500008</text:p>
          </table:table-cell>
          <table:table-cell office:value-type="float" office:value="2.849991" calcext:value-type="float">
            <text:p>2,849991</text:p>
          </table:table-cell>
          <table:table-cell office:value-type="float" office:value="6.35" calcext:value-type="float">
            <text:p>6,35</text:p>
          </table:table-cell>
          <table:table-cell office:value-type="float" office:value="7.900001" calcext:value-type="float">
            <text:p>7,90000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.000005" calcext:value-type="float">
            <text:p>-9,000005</text:p>
          </table:table-cell>
          <table:table-cell office:value-type="float" office:value="1.899999" calcext:value-type="float">
            <text:p>1,899999</text:p>
          </table:table-cell>
          <table:table-cell office:value-type="float" office:value="8.200001" calcext:value-type="float">
            <text:p>8,200001</text:p>
          </table:table-cell>
          <table:table-cell office:value-type="float" office:value="-10.30001" calcext:value-type="float">
            <text:p>-10,3000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75" calcext:value-type="float">
            <text:p>5,75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-1.900007" calcext:value-type="float">
            <text:p>-1,900007</text:p>
          </table:table-cell>
          <table:table-cell office:value-type="float" office:value="-12.30001" calcext:value-type="float">
            <text:p>-12,300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-10.70001" calcext:value-type="float">
            <text:p>-10,70001</text:p>
          </table:table-cell>
          <table:table-cell office:value-type="float" office:value="-13.75001" calcext:value-type="float">
            <text:p>-13,75001</text:p>
          </table:table-cell>
          <table:table-cell office:value-type="float" office:value="6.000001" calcext:value-type="float">
            <text:p>6,00000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.50001" calcext:value-type="float">
            <text:p>-20,50001</text:p>
          </table:table-cell>
          <table:table-cell office:value-type="float" office:value="-13.25001" calcext:value-type="float">
            <text:p>-13,25001</text:p>
          </table:table-cell>
          <table:table-cell office:value-type="float" office:value="-13.60001" calcext:value-type="float">
            <text:p>-13,60001</text:p>
          </table:table-cell>
          <table:table-cell office:value-type="float" office:value="-18.25001" calcext:value-type="float">
            <text:p>-18,2500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.40001" calcext:value-type="float">
            <text:p>-12,40001</text:p>
          </table:table-cell>
          <table:table-cell office:value-type="float" office:value="-10.70001" calcext:value-type="float">
            <text:p>-10,70001</text:p>
          </table:table-cell>
          <table:table-cell office:value-type="float" office:value="6.000001" calcext:value-type="float">
            <text:p>6,000001</text:p>
          </table:table-cell>
          <table:table-cell office:value-type="float" office:value="2.399996" calcext:value-type="float">
            <text:p>2,3999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400001" calcext:value-type="float">
            <text:p>6,400001</text:p>
          </table:table-cell>
          <table:table-cell office:value-type="float" office:value="4.100001" calcext:value-type="float">
            <text:p>4,100001</text:p>
          </table:table-cell>
          <table:table-cell office:value-type="float" office:value="-10.20001" calcext:value-type="float">
            <text:p>-10,20001</text:p>
          </table:table-cell>
          <table:table-cell office:value-type="float" office:value="4.899997" calcext:value-type="float">
            <text:p>4,89999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849995" calcext:value-type="float">
            <text:p>2,849995</text:p>
          </table:table-cell>
          <table:table-cell office:value-type="float" office:value="-22.4" calcext:value-type="float">
            <text:p>-22,4</text:p>
          </table:table-cell>
          <table:table-cell office:value-type="float" office:value="7.200002" calcext:value-type="float">
            <text:p>7,200002</text:p>
          </table:table-cell>
          <table:table-cell office:value-type="float" office:value="-5.550009" calcext:value-type="float">
            <text:p>-5,55000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2.15001" calcext:value-type="float">
            <text:p>-12,15001</text:p>
          </table:table-cell>
          <table:table-cell office:value-type="float" office:value="-1.900005" calcext:value-type="float">
            <text:p>-1,900005</text:p>
          </table:table-cell>
          <table:table-cell office:value-type="float" office:value="-18.35" calcext:value-type="float">
            <text:p>-18,35</text:p>
          </table:table-cell>
          <table:table-cell office:value-type="float" office:value="-18.34999" calcext:value-type="float">
            <text:p>-18,3499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699999" calcext:value-type="float">
            <text:p>4,699999</text:p>
          </table:table-cell>
          <table:table-cell office:value-type="float" office:value="8.400001" calcext:value-type="float">
            <text:p>8,400001</text:p>
          </table:table-cell>
          <table:table-cell office:value-type="float" office:value="6.400001" calcext:value-type="float">
            <text:p>6,400001</text:p>
          </table:table-cell>
          <table:table-cell office:value-type="float" office:value="-19.49999" calcext:value-type="float">
            <text:p>-19,4999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49993" calcext:value-type="float">
            <text:p>2,049993</text:p>
          </table:table-cell>
          <table:table-cell office:value-type="float" office:value="-11.7" calcext:value-type="float">
            <text:p>-11,7</text:p>
          </table:table-cell>
          <table:table-cell office:value-type="float" office:value="-16.95" calcext:value-type="float">
            <text:p>-16,95</text:p>
          </table:table-cell>
          <table:table-cell office:value-type="float" office:value="5.300001" calcext:value-type="float">
            <text:p>5,30000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.8" calcext:value-type="float">
            <text:p>-11,8</text:p>
          </table:table-cell>
          <table:table-cell office:value-type="float" office:value="-21.6" calcext:value-type="float">
            <text:p>-21,6</text:p>
          </table:table-cell>
          <table:table-cell office:value-type="float" office:value="-15.15001" calcext:value-type="float">
            <text:p>-15,15001</text:p>
          </table:table-cell>
          <table:table-cell office:value-type="float" office:value="-13.90001" calcext:value-type="float">
            <text:p>-13,9000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.800007" calcext:value-type="float">
            <text:p>-1,800007</text:p>
          </table:table-cell>
          <table:table-cell office:value-type="float" office:value="6.500001" calcext:value-type="float">
            <text:p>6,500001</text:p>
          </table:table-cell>
          <table:table-cell office:value-type="float" office:value="-13.80001" calcext:value-type="float">
            <text:p>-13,80001</text:p>
          </table:table-cell>
          <table:table-cell office:value-type="float" office:value="6.800001" calcext:value-type="float">
            <text:p>6,8000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office:value-type="float" office:value="8.35" calcext:value-type="float">
            <text:p>8,35</text:p>
          </table:table-cell>
          <table:table-cell office:value-type="float" office:value="2.149992" calcext:value-type="float">
            <text:p>2,149992</text:p>
          </table:table-cell>
          <table:table-cell office:value-type="float" office:value="-14.30001" calcext:value-type="float">
            <text:p>-14,3000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.950006" calcext:value-type="float">
            <text:p>-6,950006</text:p>
          </table:table-cell>
          <table:table-cell office:value-type="float" office:value="4.049996" calcext:value-type="float">
            <text:p>4,049996</text:p>
          </table:table-cell>
          <table:table-cell office:value-type="float" office:value="5.599999" calcext:value-type="float">
            <text:p>5,599999</text:p>
          </table:table-cell>
          <table:table-cell office:value-type="float" office:value="3.799996" calcext:value-type="float">
            <text:p>3,79999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800001" calcext:value-type="float">
            <text:p>7,800001</text:p>
          </table:table-cell>
          <table:table-cell office:value-type="float" office:value="6.000001" calcext:value-type="float">
            <text:p>6,000001</text:p>
          </table:table-cell>
          <table:table-cell office:value-type="float" office:value="-23.39999" calcext:value-type="float">
            <text:p>-23,39999</text:p>
          </table:table-cell>
          <table:table-cell office:value-type="float" office:value="-16.00001" calcext:value-type="float">
            <text:p>-16,0000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950002" calcext:value-type="float">
            <text:p>5,950002</text:p>
          </table:table-cell>
          <table:table-cell office:value-type="float" office:value="-2.300004" calcext:value-type="float">
            <text:p>-2,300004</text:p>
          </table:table-cell>
          <table:table-cell office:value-type="float" office:value="7.000001" calcext:value-type="float">
            <text:p>7,000001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.75001" calcext:value-type="float">
            <text:p>-16,75001</text:p>
          </table:table-cell>
          <table:table-cell office:value-type="float" office:value="-15.35001" calcext:value-type="float">
            <text:p>-15,35001</text:p>
          </table:table-cell>
          <table:table-cell office:value-type="float" office:value="7.000001" calcext:value-type="float">
            <text:p>7,000001</text:p>
          </table:table-cell>
          <table:table-cell office:value-type="float" office:value="3.249994" calcext:value-type="float">
            <text:p>3,24999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300001" calcext:value-type="float">
            <text:p>4,300001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4.749999" calcext:value-type="float">
            <text:p>4,749999</text:p>
          </table:table-cell>
          <table:table-cell office:value-type="float" office:value="-8.900009" calcext:value-type="float">
            <text:p>-8,90000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4.69999" calcext:value-type="float">
            <text:p>-24,69999</text:p>
          </table:table-cell>
          <table:table-cell office:value-type="float" office:value="-15.65" calcext:value-type="float">
            <text:p>-15,65</text:p>
          </table:table-cell>
          <table:table-cell office:value-type="float" office:value="0.3499908" calcext:value-type="float">
            <text:p>0,3499908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4.45" calcext:value-type="float">
            <text:p>-14,45</text:p>
          </table:table-cell>
          <table:table-cell office:value-type="float" office:value="-11.70001" calcext:value-type="float">
            <text:p>-11,70001</text:p>
          </table:table-cell>
          <table:table-cell office:value-type="float" office:value="-9.450013" calcext:value-type="float">
            <text:p>-9,450013</text:p>
          </table:table-cell>
          <table:table-cell office:value-type="float" office:value="-10.95001" calcext:value-type="float">
            <text:p>-10,9500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250001" calcext:value-type="float">
            <text:p>6,25000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6.400001" calcext:value-type="float">
            <text:p>6,400001</text:p>
          </table:table-cell>
          <table:table-cell office:value-type="float" office:value="5.049998" calcext:value-type="float">
            <text:p>5,04999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5.950002" calcext:value-type="float">
            <text:p>5,950002</text:p>
          </table:table-cell>
          <table:table-cell office:value-type="float" office:value="-13" calcext:value-type="float">
            <text:p>-13</text:p>
          </table:table-cell>
          <table:table-cell office:value-type="float" office:value="5.45" calcext:value-type="float">
            <text:p>5,4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8.59999" calcext:value-type="float">
            <text:p>-18,59999</text:p>
          </table:table-cell>
          <table:table-cell office:value-type="float" office:value="-10.30001" calcext:value-type="float">
            <text:p>-10,30001</text:p>
          </table:table-cell>
          <table:table-cell office:value-type="float" office:value="-9.000005" calcext:value-type="float">
            <text:p>-9,000005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7" calcext:value-type="float">
            <text:p>8,7</text:p>
          </table:table-cell>
          <table:table-cell office:value-type="float" office:value="-8.150005" calcext:value-type="float">
            <text:p>-8,150005</text:p>
          </table:table-cell>
          <table:table-cell office:value-type="float" office:value="5.950001" calcext:value-type="float">
            <text:p>5,950001</text:p>
          </table:table-cell>
          <table:table-cell office:value-type="float" office:value="-11.40001" calcext:value-type="float">
            <text:p>-11,4000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.2" calcext:value-type="float">
            <text:p>-16,2</text:p>
          </table:table-cell>
          <table:table-cell office:value-type="float" office:value="-8.750008" calcext:value-type="float">
            <text:p>-8,750008</text:p>
          </table:table-cell>
          <table:table-cell office:value-type="float" office:value="7.300001" calcext:value-type="float">
            <text:p>7,300001</text:p>
          </table:table-cell>
          <table:table-cell office:value-type="float" office:value="8.200001" calcext:value-type="float">
            <text:p>8,20000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5.65001" calcext:value-type="float">
            <text:p>-15,6500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4.049996" calcext:value-type="float">
            <text:p>4,049996</text:p>
          </table:table-cell>
          <table:table-cell office:value-type="float" office:value="-7.650003" calcext:value-type="float">
            <text:p>-7,65000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.45" calcext:value-type="float">
            <text:p>-16,45</text:p>
          </table:table-cell>
          <table:table-cell office:value-type="float" office:value="-15.00001" calcext:value-type="float">
            <text:p>-15,00001</text:p>
          </table:table-cell>
          <table:table-cell office:value-type="float" office:value="-15.15001" calcext:value-type="float">
            <text:p>-15,15001</text:p>
          </table:table-cell>
          <table:table-cell office:value-type="float" office:value="-10.85001" calcext:value-type="float">
            <text:p>-10,8500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-13.70001" calcext:value-type="float">
            <text:p>-13,70001</text:p>
          </table:table-cell>
          <table:table-cell office:value-type="float" office:value="-18.24999" calcext:value-type="float">
            <text:p>-18,24999</text:p>
          </table:table-cell>
          <table:table-cell office:value-type="float" office:value="3.149996" calcext:value-type="float">
            <text:p>3,14999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.250011" calcext:value-type="float">
            <text:p>-8,250011</text:p>
          </table:table-cell>
          <table:table-cell office:value-type="float" office:value="7.000001" calcext:value-type="float">
            <text:p>7,000001</text:p>
          </table:table-cell>
          <table:table-cell office:value-type="float" office:value="7.2" calcext:value-type="float">
            <text:p>7,2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85" calcext:value-type="float">
            <text:p>5,85</text:p>
          </table:table-cell>
          <table:table-cell office:value-type="float" office:value="-18.5" calcext:value-type="float">
            <text:p>-18,5</text:p>
          </table:table-cell>
          <table:table-cell office:value-type="float" office:value="7.75" calcext:value-type="float">
            <text:p>7,75</text:p>
          </table:table-cell>
          <table:table-cell office:value-type="float" office:value="5.200001" calcext:value-type="float">
            <text:p>5,20000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300001" calcext:value-type="float">
            <text:p>7,300001</text:p>
          </table:table-cell>
          <table:table-cell office:value-type="float" office:value="-14.40001" calcext:value-type="float">
            <text:p>-14,40001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5.75" calcext:value-type="float">
            <text:p>5,7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.850008" calcext:value-type="float">
            <text:p>-8,850008</text:p>
          </table:table-cell>
          <table:table-cell office:value-type="float" office:value="-12.20001" calcext:value-type="float">
            <text:p>-12,20001</text:p>
          </table:table-cell>
          <table:table-cell office:value-type="float" office:value="-8.900005" calcext:value-type="float">
            <text:p>-8,900005</text:p>
          </table:table-cell>
          <table:table-cell office:value-type="float" office:value="7.1" calcext:value-type="float">
            <text:p>7,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.85001" calcext:value-type="float">
            <text:p>-10,85001</text:p>
          </table:table-cell>
          <table:table-cell office:value-type="float" office:value="8.6" calcext:value-type="float">
            <text:p>8,6</text:p>
          </table:table-cell>
          <table:table-cell office:value-type="float" office:value="7.300001" calcext:value-type="float">
            <text:p>7,300001</text:p>
          </table:table-cell>
          <table:table-cell office:value-type="float" office:value="4.549999" calcext:value-type="float">
            <text:p>4,54999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7.05" calcext:value-type="float">
            <text:p>-17,05</text:p>
          </table:table-cell>
          <table:table-cell office:value-type="float" office:value="-8.150007" calcext:value-type="float">
            <text:p>-8,150007</text:p>
          </table:table-cell>
          <table:table-cell office:value-type="float" office:value="8.8" calcext:value-type="float">
            <text:p>8,8</text:p>
          </table:table-cell>
          <table:table-cell office:value-type="float" office:value="7.500001" calcext:value-type="float">
            <text:p>7,50000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449996" calcext:value-type="float">
            <text:p>2,449996</text:p>
          </table:table-cell>
          <table:table-cell office:value-type="float" office:value="-19.39998" calcext:value-type="float">
            <text:p>-19,39998</text:p>
          </table:table-cell>
          <table:table-cell office:value-type="float" office:value="8.7" calcext:value-type="float">
            <text:p>8,7</text:p>
          </table:table-cell>
          <table:table-cell office:value-type="float" office:value="-9.45001" calcext:value-type="float">
            <text:p>-9,4500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0.2999926" calcext:value-type="float">
            <text:p>0,2999926</text:p>
          </table:table-cell>
          <table:table-cell office:value-type="float" office:value="-11.4" calcext:value-type="float">
            <text:p>-11,4</text:p>
          </table:table-cell>
          <table:table-cell office:value-type="float" office:value="-18.3" calcext:value-type="float">
            <text:p>-18,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2" calcext:value-type="float">
            <text:p>4,2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-10.10001" calcext:value-type="float">
            <text:p>-10,1000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8" calcext:value-type="float">
            <text:p>8</text:p>
          </table:table-cell>
          <table:table-cell office:value-type="float" office:value="7.300001" calcext:value-type="float">
            <text:p>7,300001</text:p>
          </table:table-cell>
          <table:table-cell office:value-type="float" office:value="-10.40001" calcext:value-type="float">
            <text:p>-10,4000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.4" calcext:value-type="float">
            <text:p>-17,4</text:p>
          </table:table-cell>
          <table:table-cell office:value-type="float" office:value="7.650001" calcext:value-type="float">
            <text:p>7,650001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49998" calcext:value-type="float">
            <text:p>5,349998</text:p>
          </table:table-cell>
          <table:table-cell office:value-type="float" office:value="8.8" calcext:value-type="float">
            <text:p>8,8</text:p>
          </table:table-cell>
          <table:table-cell office:value-type="float" office:value="8.7" calcext:value-type="float">
            <text:p>8,7</text:p>
          </table:table-cell>
          <table:table-cell office:value-type="float" office:value="7.700001" calcext:value-type="float">
            <text:p>7,70000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899996" calcext:value-type="float">
            <text:p>3,899996</text:p>
          </table:table-cell>
          <table:table-cell office:value-type="float" office:value="6.500001" calcext:value-type="float">
            <text:p>6,50000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-14.25001" calcext:value-type="float">
            <text:p>-14,2500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150001" calcext:value-type="float">
            <text:p>8,150001</text:p>
          </table:table-cell>
          <table:table-cell office:value-type="float" office:value="8.1" calcext:value-type="float">
            <text:p>8,1</text:p>
          </table:table-cell>
          <table:table-cell office:value-type="float" office:value="7.3" calcext:value-type="float">
            <text:p>7,3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399999" calcext:value-type="float">
            <text:p>5,399999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7.900001" calcext:value-type="float">
            <text:p>7,90000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6.700001" calcext:value-type="float">
            <text:p>6,700001</text:p>
          </table:table-cell>
          <table:table-cell office:value-type="float" office:value="8.1" calcext:value-type="float">
            <text:p>8,1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.900008" calcext:value-type="float">
            <text:p>-8,900008</text:p>
          </table:table-cell>
          <table:table-cell office:value-type="float" office:value="6.700001" calcext:value-type="float">
            <text:p>6,700001</text:p>
          </table:table-cell>
          <table:table-cell office:value-type="float" office:value="8.8" calcext:value-type="float">
            <text:p>8,8</text:p>
          </table:table-cell>
          <table:table-cell office:value-type="float" office:value="7.900001" calcext:value-type="float">
            <text:p>7,90000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050001" calcext:value-type="float">
            <text:p>6,050001</text:p>
          </table:table-cell>
          <table:table-cell office:value-type="float" office:value="6.700001" calcext:value-type="float">
            <text:p>6,700001</text:p>
          </table:table-cell>
          <table:table-cell office:value-type="float" office:value="8.7" calcext:value-type="float">
            <text:p>8,7</text:p>
          </table:table-cell>
          <table:table-cell office:value-type="float" office:value="7.900001" calcext:value-type="float">
            <text:p>7,90000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.850009" calcext:value-type="float">
            <text:p>-4,850009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,8</text:p>
          </table:table-cell>
          <table:table-cell office:value-type="float" office:value="7.300001" calcext:value-type="float">
            <text:p>7,30000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.650002" calcext:value-type="float">
            <text:p>-9,650002</text:p>
          </table:table-cell>
          <table:table-cell office:value-type="float" office:value="7.300001" calcext:value-type="float">
            <text:p>7,30000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7.200001" calcext:value-type="float">
            <text:p>7,20000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400001" calcext:value-type="float">
            <text:p>6,400001</text:p>
          </table:table-cell>
          <table:table-cell office:value-type="float" office:value="5.1" calcext:value-type="float">
            <text:p>5,1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800001" calcext:value-type="float">
            <text:p>7,800001</text:p>
          </table:table-cell>
          <table:table-cell office:value-type="float" office:value="8.7" calcext:value-type="float">
            <text:p>8,7</text:p>
          </table:table-cell>
          <table:table-cell office:value-type="float" office:value="5.550002" calcext:value-type="float">
            <text:p>5,550002</text:p>
          </table:table-cell>
          <table:table-cell office:value-type="float" office:value="7.300001" calcext:value-type="float">
            <text:p>7,30000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.000011" calcext:value-type="float">
            <text:p>-9,000011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5.700001" calcext:value-type="float">
            <text:p>5,7000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300001" calcext:value-type="float">
            <text:p>7,300001</text:p>
          </table:table-cell>
          <table:table-cell office:value-type="float" office:value="7.3" calcext:value-type="float">
            <text:p>7,3</text:p>
          </table:table-cell>
          <table:table-cell office:value-type="float" office:value="8.8" calcext:value-type="float">
            <text:p>8,8</text:p>
          </table:table-cell>
          <table:table-cell office:value-type="float" office:value="5.699999" calcext:value-type="float">
            <text:p>5,69999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100001" calcext:value-type="float">
            <text:p>7,100001</text:p>
          </table:table-cell>
          <table:table-cell office:value-type="float" office:value="6.400001" calcext:value-type="float">
            <text:p>6,400001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7.9" calcext:value-type="float">
            <text:p>7,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6.700001" calcext:value-type="float">
            <text:p>6,700001</text:p>
          </table:table-cell>
          <table:table-cell office:value-type="float" office:value="8.6" calcext:value-type="float">
            <text:p>8,6</text:p>
          </table:table-cell>
          <table:table-cell office:value-type="float" office:value="8.000001" calcext:value-type="float">
            <text:p>8,00000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4.65001" calcext:value-type="float">
            <text:p>-14,65001</text:p>
          </table:table-cell>
          <table:table-cell office:value-type="float" office:value="8" calcext:value-type="float">
            <text:p>8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office:value-type="float" office:value="8.8" calcext:value-type="float">
            <text:p>8,8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1" calcext:value-type="float">
            <text:p>8,1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8.1" calcext:value-type="float">
            <text:p>8,1</text:p>
          </table:table-cell>
          <table:table-cell office:value-type="float" office:value="7.900001" calcext:value-type="float">
            <text:p>7,90000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100001" calcext:value-type="float">
            <text:p>7,100001</text:p>
          </table:table-cell>
          <table:table-cell office:value-type="float" office:value="7.3" calcext:value-type="float">
            <text:p>7,3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-8.350009" calcext:value-type="float">
            <text:p>-8,3500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,1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7.9" calcext:value-type="float">
            <text:p>7,9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8.8" calcext:value-type="float">
            <text:p>8,8</text:p>
          </table:table-cell>
          <table:table-cell office:value-type="float" office:value="7.300001" calcext:value-type="float">
            <text:p>7,3000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8.7" calcext:value-type="float">
            <text:p>8,7</text:p>
          </table:table-cell>
          <table:table-cell office:value-type="float" office:value="6.700001" calcext:value-type="float">
            <text:p>6,7000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float" office:value="8.7" calcext:value-type="float">
            <text:p>8,7</text:p>
          </table:table-cell>
          <table:table-cell office:value-type="float" office:value="7.200001" calcext:value-type="float">
            <text:p>7,20000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8" calcext:value-type="float">
            <text:p>8,8</text:p>
          </table:table-cell>
          <table:table-cell office:value-type="float" office:value="8.7" calcext:value-type="float">
            <text:p>8,7</text:p>
          </table:table-cell>
          <table:table-cell office:value-type="float" office:value="8.1" calcext:value-type="float">
            <text:p>8,1</text:p>
          </table:table-cell>
          <table:table-cell office:value-type="float" office:value="7.300001" calcext:value-type="float">
            <text:p>7,30000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2" calcext:value-type="float">
            <text:p>7,2</text:p>
          </table:table-cell>
          <table:table-cell office:value-type="float" office:value="8.8" calcext:value-type="float">
            <text:p>8,8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6.150002" calcext:value-type="float">
            <text:p>6,1500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9" calcext:value-type="float">
            <text:p>7,9</text:p>
          </table:table-cell>
          <table:table-cell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1" calcext:value-type="float">
            <text:p>7,1</text:p>
          </table:table-cell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,2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1" calcext:value-type="float">
            <text:p>8,1</text:p>
          </table:table-cell>
          <table:table-cell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7.900001" calcext:value-type="float">
            <text:p>7,90000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,1</text:p>
          </table:table-cell>
          <table:table-cell office:value-type="float" office:value="7.900001" calcext:value-type="float">
            <text:p>7,90000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1" calcext:value-type="float">
            <text:p>7,1</text:p>
          </table:table-cell>
          <table:table-cell office:value-type="float" office:value="6.700001" calcext:value-type="float">
            <text:p>6,700001</text:p>
          </table:table-cell>
          <table:table-cell office:value-type="float" office:value="8" calcext:value-type="float">
            <text:p>8</text:p>
          </table:table-cell>
          <table:table-cell office:value-type="float" office:value="7.400001" calcext:value-type="float">
            <text:p>7,40000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8.6" calcext:value-type="float">
            <text:p>8,6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1" calcext:value-type="float">
            <text:p>8,1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8.000001" calcext:value-type="float">
            <text:p>8,00000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8" calcext:value-type="float">
            <text:p>8,8</text:p>
          </table:table-cell>
          <table:table-cell office:value-type="float" office:value="8.6" calcext:value-type="float">
            <text:p>8,6</text:p>
          </table:table-cell>
          <table:table-cell office:value-type="float" office:value="7.300001" calcext:value-type="float">
            <text:p>7,300001</text:p>
          </table:table-cell>
          <table:table-cell office:value-type="float" office:value="7.200001" calcext:value-type="float">
            <text:p>7,20000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,7</text:p>
          </table:table-cell>
          <table:table-cell office:value-type="float" office:value="8.8" calcext:value-type="float">
            <text:p>8,8</text:p>
          </table:table-cell>
          <table:table-cell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7.100001" calcext:value-type="float">
            <text:p>7,100001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7.200001" calcext:value-type="float">
            <text:p>7,20000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7.45" calcext:value-type="float">
            <text:p>-17,45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5.299999" calcext:value-type="float">
            <text:p>5,29999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,8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00001" calcext:value-type="float">
            <text:p>6,600001</text:p>
          </table:table-cell>
          <table:table-cell office:value-type="float" office:value="8.8" calcext:value-type="float">
            <text:p>8,8</text:p>
          </table:table-cell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8" calcext:value-type="float">
            <text:p>8,8</text:p>
          </table:table-cell>
          <table:table-cell office:value-type="float" office:value="8.7" calcext:value-type="float">
            <text:p>8,7</text:p>
          </table:table-cell>
          <table:table-cell office:value-type="float" office:value="8.8" calcext:value-type="float">
            <text:p>8,8</text:p>
          </table:table-cell>
          <table:table-cell office:value-type="float" office:value="6.600001" calcext:value-type="float">
            <text:p>6,60000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1" calcext:value-type="float">
            <text:p>8,1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6.600001" calcext:value-type="float">
            <text:p>6,600001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8.1" calcext:value-type="float">
            <text:p>8,1</text:p>
          </table:table-cell>
          <table:table-cell office:value-type="float" office:value="6.200001" calcext:value-type="float">
            <text:p>6,20000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400001" calcext:value-type="float">
            <text:p>6,400001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8.1" calcext:value-type="float">
            <text:p>8,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7.300001" calcext:value-type="float">
            <text:p>7,3000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9.05" calcext:value-type="float">
            <text:p>-19,05</text:p>
          </table:table-cell>
          <table:table-cell office:value-type="float" office:value="8.1" calcext:value-type="float">
            <text:p>8,1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7.3" calcext:value-type="float">
            <text:p>7,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499997" calcext:value-type="float">
            <text:p>3,499997</text:p>
          </table:table-cell>
          <table:table-cell office:value-type="float" office:value="8.8" calcext:value-type="float">
            <text:p>8,8</text:p>
          </table:table-cell>
          <table:table-cell office:value-type="float" office:value="-6.750004" calcext:value-type="float">
            <text:p>-6,750004</text:p>
          </table:table-cell>
          <table:table-cell office:value-type="float" office:value="7.3" calcext:value-type="float">
            <text:p>7,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8" calcext:value-type="float">
            <text:p>8,8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-12.2" calcext:value-type="float">
            <text:p>-12,2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8" calcext:value-type="float">
            <text:p>8,8</text:p>
          </table:table-cell>
          <table:table-cell office:value-type="float" office:value="7.900001" calcext:value-type="float">
            <text:p>7,900001</text:p>
          </table:table-cell>
          <table:table-cell table:number-columns-repeated="2"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000001" calcext:value-type="float">
            <text:p>8,000001</text:p>
          </table:table-cell>
          <table:table-cell office:value-type="float" office:value="8.8" calcext:value-type="float">
            <text:p>8,8</text:p>
          </table:table-cell>
          <table:table-cell office:value-type="float" office:value="7.200001" calcext:value-type="float">
            <text:p>7,200001</text:p>
          </table:table-cell>
          <table:table-cell office:value-type="float" office:value="7.300001" calcext:value-type="float">
            <text:p>7,30000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7" calcext:value-type="float">
            <text:p>8,7</text:p>
          </table:table-cell>
          <table:table-cell office:value-type="float" office:value="8.8" calcext:value-type="float">
            <text:p>8,8</text:p>
          </table:table-cell>
          <table:table-cell office:value-type="float" office:value="7.2" calcext:value-type="float">
            <text:p>7,2</text:p>
          </table:table-cell>
          <table:table-cell office:value-type="float" office:value="6.500001" calcext:value-type="float">
            <text:p>6,50000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7" calcext:value-type="float">
            <text:p>8,7</text:p>
          </table:table-cell>
          <table:table-cell office:value-type="float" office:value="8.6" calcext:value-type="float">
            <text:p>8,6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8.8" calcext:value-type="float">
            <text:p>8,8</text:p>
          </table:table-cell>
          <table:table-cell office:value-type="float" office:value="7.3" calcext:value-type="float">
            <text:p>7,3</text:p>
          </table:table-cell>
          <table:table-cell office:value-type="float" office:value="7.000001" calcext:value-type="float">
            <text:p>7,00000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8" calcext:value-type="float">
            <text:p>8,8</text:p>
          </table:table-cell>
          <table:table-cell office:value-type="float" office:value="5.800001" calcext:value-type="float">
            <text:p>5,80000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8.000001" calcext:value-type="float">
            <text:p>8,00000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5" calcext:value-type="float">
            <text:p>6,75</text:p>
          </table:table-cell>
          <table:table-cell office:value-type="float" office:value="6.400001" calcext:value-type="float">
            <text:p>6,400001</text:p>
          </table:table-cell>
          <table:table-cell office:value-type="float" office:value="5.8" calcext:value-type="float">
            <text:p>5,8</text:p>
          </table:table-cell>
          <table:table-cell office:value-type="float" office:value="6.200001" calcext:value-type="float">
            <text:p>6,2000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7" calcext:value-type="float">
            <text:p>8,7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6.400001" calcext:value-type="float">
            <text:p>6,4000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9.550013" calcext:value-type="float">
            <text:p>-9,550013</text:p>
          </table:table-cell>
          <table:table-cell office:value-type="float" office:value="8.1" calcext:value-type="float">
            <text:p>8,1</text:p>
          </table:table-cell>
          <table:table-cell office:value-type="float" office:value="6.000001" calcext:value-type="float">
            <text:p>6,00000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500001" calcext:value-type="float">
            <text:p>6,500001</text:p>
          </table:table-cell>
          <table:table-cell office:value-type="float" office:value="8.1" calcext:value-type="float">
            <text:p>8,1</text:p>
          </table:table-cell>
          <table:table-cell office:value-type="float" office:value="8.8" calcext:value-type="float">
            <text:p>8,8</text:p>
          </table:table-cell>
          <table:table-cell office:value-type="float" office:value="7.800001" calcext:value-type="float">
            <text:p>7,80000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1" calcext:value-type="float">
            <text:p>8,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7.300001" calcext:value-type="float">
            <text:p>7,300001</text:p>
          </table:table-cell>
          <table:table-cell office:value-type="float" office:value="7.200001" calcext:value-type="float">
            <text:p>7,20000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8.1" calcext:value-type="float">
            <text:p>8,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" calcext:value-type="float">
            <text:p>8,8</text:p>
          </table:table-cell>
          <table:table-cell office:value-type="float" office:value="8.1" calcext:value-type="float">
            <text:p>8,1</text:p>
          </table:table-cell>
          <table:table-cell office:value-type="float" office:value="7.900001" calcext:value-type="float">
            <text:p>7,90000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7.300001" calcext:value-type="float">
            <text:p>7,30000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7" calcext:value-type="float">
            <text:p>8,7</text:p>
          </table:table-cell>
          <table:table-cell office:value-type="float" office:value="-12.90001" calcext:value-type="float">
            <text:p>-12,90001</text:p>
          </table:table-cell>
          <table:table-cell table:number-columns-repeated="2"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400001" calcext:value-type="float">
            <text:p>7,400001</text:p>
          </table:table-cell>
          <table:table-cell office:value-type="float" office:value="8.8" calcext:value-type="float">
            <text:p>8,8</text:p>
          </table:table-cell>
          <table:table-cell office:value-type="float" office:value="8.7" calcext:value-type="float">
            <text:p>8,7</text:p>
          </table:table-cell>
          <table:table-cell office:value-type="float" office:value="8.1" calcext:value-type="float">
            <text:p>8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8:38:03.956000000</meta:creation-date>
    <dc:date>2020-12-23T18:49:55.631000000</dc:date>
    <meta:editing-duration>PT11M51S</meta:editing-duration>
    <meta:editing-cycles>3</meta:editing-cycles>
    <meta:generator>LibreOffice/6.0.2.1$Windows_X86_64 LibreOffice_project/f7f06a8f319e4b62f9bc5095aa112a65d2f3ac89</meta:generator>
    <meta:document-statistic meta:table-count="1" meta:cell-count="7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20" chart:interval-minor-divisor="2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3cm" svg:y="0.316cm" chart:style-name="ch2">
          <text:p>Ejecuciones</text:p>
        </chart:title>
        <chart:subtitle svg:x="6.673cm" svg:y="1.275cm" chart:style-name="ch3">
          <text:p>Recompensas</text:p>
        </chart:subtitle>
        <chart:legend chart:legend-position="end" svg:x="12.857cm" svg:y="3.454cm" style:legend-expansion="high" chart:style-name="ch4"/>
        <chart:plot-area chart:style-name="ch5" table:cell-range-address="Hoja1.A1:Hoja1.E151" chart:data-source-has-labels="row" svg:x="1.331cm" svg:y="2.138cm" svg:width="11.206cm" svg:height="5.701cm">
          <chartooo:coordinate-region svg:x="2.058cm" svg:y="2.337cm" svg:width="10.199cm" svg:height="4.855cm"/>
          <chart:axis chart:dimension="x" chart:name="primary-x" chart:style-name="ch6">
            <chart:title svg:x="6.242cm" svg:y="8.019cm" chart:style-name="ch7">
              <text:p>Episodio</text:p>
            </chart:title>
          </chart:axis>
          <chart:axis chart:dimension="y" chart:name="primary-y" chart:style-name="ch8">
            <chart:title svg:x="0.451cm" svg:y="6.011cm" chart:style-name="ch9">
              <text:p>Recompensa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Hoja1.B2:Hoja1.B151" chart:label-cell-address="Hoja1.B1:Hoja1.B1" chart:class="chart:scatter">
            <chart:domain table:cell-range-address="Hoja1.A2:Hoja1.A151"/>
            <chart:data-point chart:repeated="150"/>
          </chart:series>
          <chart:series chart:style-name="ch13" chart:values-cell-range-address="Hoja1.C2:Hoja1.C151" chart:label-cell-address="Hoja1.C1:Hoja1.C1" chart:class="chart:scatter">
            <chart:data-point chart:repeated="150"/>
          </chart:series>
          <chart:series chart:style-name="ch14" chart:values-cell-range-address="Hoja1.D2:Hoja1.D151" chart:label-cell-address="Hoja1.D1:Hoja1.D1" chart:class="chart:scatter">
            <chart:data-point chart:repeated="150"/>
          </chart:series>
          <chart:series chart:style-name="ch15" chart:values-cell-range-address="Hoja1.E2:Hoja1.E151" chart:label-cell-address="Hoja1.E1:Hoja1.E1" chart:class="chart:scatter">
            <chart:data-point chart:repeated="15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jecución 1</text:p>
                <draw:g>
                  <svg:desc>Hoja1.B1:Hoja1.B1</svg:desc>
                </draw:g>
              </table:table-cell>
              <table:table-cell office:value-type="string">
                <text:p>Ejecución 2</text:p>
                <draw:g>
                  <svg:desc>Hoja1.C1:Hoja1.C1</svg:desc>
                </draw:g>
              </table:table-cell>
              <table:table-cell office:value-type="string">
                <text:p>Ejecución 3</text:p>
                <draw:g>
                  <svg:desc>Hoja1.D1:Hoja1.D1</svg:desc>
                </draw:g>
              </table:table-cell>
              <table:table-cell office:value-type="string">
                <text:p>Ejecución 4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151</svg:desc>
                </draw:g>
              </table:table-cell>
              <table:table-cell office:value-type="float" office:value="-39.74998">
                <text:p>-39.74998</text:p>
                <draw:g>
                  <svg:desc>Hoja1.B2:Hoja1.B151</svg:desc>
                </draw:g>
              </table:table-cell>
              <table:table-cell office:value-type="float" office:value="-36.64999">
                <text:p>-36.64999</text:p>
                <draw:g>
                  <svg:desc>Hoja1.C2:Hoja1.C151</svg:desc>
                </draw:g>
              </table:table-cell>
              <table:table-cell office:value-type="float" office:value="-32.64998">
                <text:p>-32.64998</text:p>
                <draw:g>
                  <svg:desc>Hoja1.D2:Hoja1.D151</svg:desc>
                </draw:g>
              </table:table-cell>
              <table:table-cell office:value-type="float" office:value="-33.84998">
                <text:p>-33.84998</text:p>
                <draw:g>
                  <svg:desc>Hoja1.E2:Hoja1.E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4.19999">
                <text:p>-24.19999</text:p>
              </table:table-cell>
              <table:table-cell office:value-type="float" office:value="-21.69999">
                <text:p>-21.69999</text:p>
              </table:table-cell>
              <table:table-cell office:value-type="float" office:value="-26.99998">
                <text:p>-26.99998</text:p>
              </table:table-cell>
              <table:table-cell office:value-type="float" office:value="-25.59998">
                <text:p>-25.5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3.59999">
                <text:p>-23.59999</text:p>
              </table:table-cell>
              <table:table-cell office:value-type="float" office:value="-23.8">
                <text:p>-23.8</text:p>
              </table:table-cell>
              <table:table-cell office:value-type="float" office:value="-23.8">
                <text:p>-23.8</text:p>
              </table:table-cell>
              <table:table-cell office:value-type="float" office:value="-20.55">
                <text:p>-2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9.94999">
                <text:p>-19.94999</text:p>
              </table:table-cell>
              <table:table-cell office:value-type="float" office:value="-25.39998">
                <text:p>-25.39998</text:p>
              </table:table-cell>
              <table:table-cell office:value-type="float" office:value="-17.85">
                <text:p>-17.85</text:p>
              </table:table-cell>
              <table:table-cell office:value-type="float" office:value="-24.64999">
                <text:p>-24.64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4.94999">
                <text:p>-24.94999</text:p>
              </table:table-cell>
              <table:table-cell office:value-type="float" office:value="-3.850003">
                <text:p>-3.850003</text:p>
              </table:table-cell>
              <table:table-cell office:value-type="float" office:value="-15.50001">
                <text:p>-15.50001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8.95">
                <text:p>-18.95</text:p>
              </table:table-cell>
              <table:table-cell office:value-type="float" office:value="-5.200006">
                <text:p>-5.200006</text:p>
              </table:table-cell>
              <table:table-cell office:value-type="float" office:value="-20.05">
                <text:p>-20.0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3.20001">
                <text:p>-13.20001</text:p>
              </table:table-cell>
              <table:table-cell office:value-type="float" office:value="-20.59999">
                <text:p>-20.59999</text:p>
              </table:table-cell>
              <table:table-cell office:value-type="float" office:value="-9.899992">
                <text:p>-9.899992</text:p>
              </table:table-cell>
              <table:table-cell office:value-type="float" office:value="-14.90001">
                <text:p>-14.9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4.80001">
                <text:p>-14.80001</text:p>
              </table:table-cell>
              <table:table-cell office:value-type="float" office:value="-2.65001">
                <text:p>-2.65001</text:p>
              </table:table-cell>
              <table:table-cell office:value-type="float" office:value="-18.1">
                <text:p>-18.1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15">
                <text:p>3.15</text:p>
              </table:table-cell>
              <table:table-cell office:value-type="float" office:value="-12.85001">
                <text:p>-12.85001</text:p>
              </table:table-cell>
              <table:table-cell office:value-type="float" office:value="-22.44999">
                <text:p>-22.44999</text:p>
              </table:table-cell>
              <table:table-cell office:value-type="float" office:value="-21.44999">
                <text:p>-21.44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999981">
                <text:p>0.4999981</text:p>
              </table:table-cell>
              <table:table-cell office:value-type="float" office:value="-0.8000031">
                <text:p>-0.8000031</text:p>
              </table:table-cell>
              <table:table-cell office:value-type="float" office:value="3.3">
                <text:p>3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4.05001">
                <text:p>-14.05001</text:p>
              </table:table-cell>
              <table:table-cell office:value-type="float" office:value="-10.15001">
                <text:p>-10.15001</text:p>
              </table:table-cell>
              <table:table-cell office:value-type="float" office:value="-13.40001">
                <text:p>-13.40001</text:p>
              </table:table-cell>
              <table:table-cell office:value-type="float" office:value="-16.15">
                <text:p>-16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9000015">
                <text:p>-0.9000015</text:p>
              </table:table-cell>
              <table:table-cell office:value-type="float" office:value="-1.000006">
                <text:p>-1.000006</text:p>
              </table:table-cell>
              <table:table-cell office:value-type="float" office:value="3.649999">
                <text:p>3.649999</text:p>
              </table:table-cell>
              <table:table-cell office:value-type="float" office:value="-15.00001">
                <text:p>-15.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599999">
                <text:p>1.599999</text:p>
              </table:table-cell>
              <table:table-cell office:value-type="float" office:value="-24.05">
                <text:p>-24.05</text:p>
              </table:table-cell>
              <table:table-cell office:value-type="float" office:value="-14.10001">
                <text:p>-14.10001</text:p>
              </table:table-cell>
              <table:table-cell office:value-type="float" office:value="0.2999983">
                <text:p>0.2999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4.40001">
                <text:p>-14.40001</text:p>
              </table:table-cell>
              <table:table-cell office:value-type="float" office:value="-12.30001">
                <text:p>-12.30001</text:p>
              </table:table-cell>
              <table:table-cell office:value-type="float" office:value="1.799996">
                <text:p>1.799996</text:p>
              </table:table-cell>
              <table:table-cell office:value-type="float" office:value="-17.40001">
                <text:p>-17.4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7.200009">
                <text:p>-7.200009</text:p>
              </table:table-cell>
              <table:table-cell office:value-type="float" office:value="-0.2500019">
                <text:p>-0.2500019</text:p>
              </table:table-cell>
              <table:table-cell office:value-type="float" office:value="0.5999975">
                <text:p>0.5999975</text:p>
              </table:table-cell>
              <table:table-cell office:value-type="float" office:value="1.399995">
                <text:p>1.39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2.150003">
                <text:p>-2.150003</text:p>
              </table:table-cell>
              <table:table-cell office:value-type="float" office:value="4.099999">
                <text:p>4.099999</text:p>
              </table:table-cell>
              <table:table-cell office:value-type="float" office:value="-7.250004">
                <text:p>-7.250004</text:p>
              </table:table-cell>
              <table:table-cell office:value-type="float" office:value="5.199999">
                <text:p>5.1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50001">
                <text:p>5.150001</text:p>
              </table:table-cell>
              <table:table-cell office:value-type="float" office:value="-17.10001">
                <text:p>-17.10001</text:p>
              </table:table-cell>
              <table:table-cell office:value-type="float" office:value="4.300001">
                <text:p>4.300001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799999">
                <text:p>3.799999</text:p>
              </table:table-cell>
              <table:table-cell office:value-type="float" office:value="-20.95">
                <text:p>-20.95</text:p>
              </table:table-cell>
              <table:table-cell office:value-type="float" office:value="-14.25">
                <text:p>-14.25</text:p>
              </table:table-cell>
              <table:table-cell office:value-type="float" office:value="-22.79999">
                <text:p>-22.7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0.80001">
                <text:p>-10.80001</text:p>
              </table:table-cell>
              <table:table-cell office:value-type="float" office:value="6.400002">
                <text:p>6.400002</text:p>
              </table:table-cell>
              <table:table-cell office:value-type="float" office:value="-19.2">
                <text:p>-19.2</text:p>
              </table:table-cell>
              <table:table-cell office:value-type="float" office:value="0.8499985">
                <text:p>0.8499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9.349997">
                <text:p>-9.349997</text:p>
              </table:table-cell>
              <table:table-cell office:value-type="float" office:value="-11">
                <text:p>-11</text:p>
              </table:table-cell>
              <table:table-cell office:value-type="float" office:value="-20.09999">
                <text:p>-20.09999</text:p>
              </table:table-cell>
              <table:table-cell office:value-type="float" office:value="-10.35001">
                <text:p>-10.35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2.85">
                <text:p>-12.85</text:p>
              </table:table-cell>
              <table:table-cell office:value-type="float" office:value="-19.95">
                <text:p>-19.95</text:p>
              </table:table-cell>
              <table:table-cell office:value-type="float" office:value="5.600001">
                <text:p>5.600001</text:p>
              </table:table-cell>
              <table:table-cell office:value-type="float" office:value="-17.55">
                <text:p>-17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21.29999">
                <text:p>-21.29999</text:p>
              </table:table-cell>
              <table:table-cell office:value-type="float" office:value="-15.7">
                <text:p>-15.7</text:p>
              </table:table-cell>
              <table:table-cell office:value-type="float" office:value="-8.750007">
                <text:p>-8.750007</text:p>
              </table:table-cell>
              <table:table-cell office:value-type="float" office:value="-15.20001">
                <text:p>-15.2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7.350007">
                <text:p>-7.350007</text:p>
              </table:table-cell>
              <table:table-cell office:value-type="float" office:value="6.300001">
                <text:p>6.300001</text:p>
              </table:table-cell>
              <table:table-cell office:value-type="float" office:value="-8.75001">
                <text:p>-8.75001</text:p>
              </table:table-cell>
              <table:table-cell office:value-type="float" office:value="-18.39999">
                <text:p>-18.3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6.9">
                <text:p>-16.9</text:p>
              </table:table-cell>
              <table:table-cell office:value-type="float" office:value="-11.45">
                <text:p>-11.45</text:p>
              </table:table-cell>
              <table:table-cell office:value-type="float" office:value="-11.70001">
                <text:p>-11.70001</text:p>
              </table:table-cell>
              <table:table-cell office:value-type="float" office:value="7.500001">
                <text:p>7.5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2.35001">
                <text:p>-12.35001</text:p>
              </table:table-cell>
              <table:table-cell office:value-type="float" office:value="-16.9">
                <text:p>-16.9</text:p>
              </table:table-cell>
              <table:table-cell office:value-type="float" office:value="-12.7">
                <text:p>-12.7</text:p>
              </table:table-cell>
              <table:table-cell office:value-type="float" office:value="-11.35001">
                <text:p>-11.35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900001">
                <text:p>5.900001</text:p>
              </table:table-cell>
              <table:table-cell office:value-type="float" office:value="-17.65001">
                <text:p>-17.65001</text:p>
              </table:table-cell>
              <table:table-cell office:value-type="float" office:value="5.100001">
                <text:p>5.100001</text:p>
              </table:table-cell>
              <table:table-cell office:value-type="float" office:value="6.300002">
                <text:p>6.3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6.25001">
                <text:p>-16.25001</text:p>
              </table:table-cell>
              <table:table-cell office:value-type="float" office:value="-13.65001">
                <text:p>-13.65001</text:p>
              </table:table-cell>
              <table:table-cell office:value-type="float" office:value="-19.15">
                <text:p>-19.15</text:p>
              </table:table-cell>
              <table:table-cell office:value-type="float" office:value="2.549996">
                <text:p>2.549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8.650006">
                <text:p>-8.650006</text:p>
              </table:table-cell>
              <table:table-cell office:value-type="float" office:value="-14.10001">
                <text:p>-14.10001</text:p>
              </table:table-cell>
              <table:table-cell office:value-type="float" office:value="2.049998">
                <text:p>2.049998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2.8">
                <text:p>-12.8</text:p>
              </table:table-cell>
              <table:table-cell office:value-type="float" office:value="4.900001">
                <text:p>4.900001</text:p>
              </table:table-cell>
              <table:table-cell office:value-type="float" office:value="-9.600008">
                <text:p>-9.600008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399998">
                <text:p>5.399998</text:p>
              </table:table-cell>
              <table:table-cell office:value-type="float" office:value="-8.900007">
                <text:p>-8.900007</text:p>
              </table:table-cell>
              <table:table-cell office:value-type="float" office:value="-19.79999">
                <text:p>-19.79999</text:p>
              </table:table-cell>
              <table:table-cell office:value-type="float" office:value="6.400002">
                <text:p>6.4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3.05001">
                <text:p>-13.05001</text:p>
              </table:table-cell>
              <table:table-cell office:value-type="float" office:value="-12.05001">
                <text:p>-12.05001</text:p>
              </table:table-cell>
              <table:table-cell office:value-type="float" office:value="-8.100004">
                <text:p>-8.100004</text:p>
              </table:table-cell>
              <table:table-cell office:value-type="float" office:value="-19.59999">
                <text:p>-19.5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3.85001">
                <text:p>-13.85001</text:p>
              </table:table-cell>
              <table:table-cell office:value-type="float" office:value="-10.95001">
                <text:p>-10.95001</text:p>
              </table:table-cell>
              <table:table-cell office:value-type="float" office:value="-18.35">
                <text:p>-18.35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1.60001">
                <text:p>-11.60001</text:p>
              </table:table-cell>
              <table:table-cell office:value-type="float" office:value="5.7">
                <text:p>5.7</text:p>
              </table:table-cell>
              <table:table-cell office:value-type="float" office:value="-13.20001">
                <text:p>-13.20001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8.85">
                <text:p>-18.85</text:p>
              </table:table-cell>
              <table:table-cell office:value-type="float" office:value="-5.950002">
                <text:p>-5.950002</text:p>
              </table:table-cell>
              <table:table-cell office:value-type="float" office:value="5.7">
                <text:p>5.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7.25">
                <text:p>-17.25</text:p>
              </table:table-cell>
              <table:table-cell office:value-type="float" office:value="2.650001">
                <text:p>2.650001</text:p>
              </table:table-cell>
              <table:table-cell office:value-type="float" office:value="-16.25">
                <text:p>-16.2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9.75">
                <text:p>-19.75</text:p>
              </table:table-cell>
              <table:table-cell office:value-type="float" office:value="4.849999">
                <text:p>4.849999</text:p>
              </table:table-cell>
              <table:table-cell office:value-type="float" office:value="-1.750007">
                <text:p>-1.750007</text:p>
              </table:table-cell>
              <table:table-cell office:value-type="float" office:value="4.699999">
                <text:p>4.6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000001">
                <text:p>6.000001</text:p>
              </table:table-cell>
              <table:table-cell office:value-type="float" office:value="-20.39999">
                <text:p>-20.39999</text:p>
              </table:table-cell>
              <table:table-cell office:value-type="float" office:value="-9.550008">
                <text:p>-9.550008</text:p>
              </table:table-cell>
              <table:table-cell office:value-type="float" office:value="-12.65001">
                <text:p>-12.65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">
                <text:p>1.25</text:p>
              </table:table-cell>
              <table:table-cell office:value-type="float" office:value="6.500002">
                <text:p>6.500002</text:p>
              </table:table-cell>
              <table:table-cell office:value-type="float" office:value="-7.900007">
                <text:p>-7.900007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599997">
                <text:p>3.599997</text:p>
              </table:table-cell>
              <table:table-cell office:value-type="float" office:value="-11.05001">
                <text:p>-11.05001</text:p>
              </table:table-cell>
              <table:table-cell office:value-type="float" office:value="7.800001">
                <text:p>7.800001</text:p>
              </table:table-cell>
              <table:table-cell office:value-type="float" office:value="-13.60001">
                <text:p>-13.6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9.500008">
                <text:p>-9.500008</text:p>
              </table:table-cell>
              <table:table-cell office:value-type="float" office:value="2.849991">
                <text:p>2.849991</text:p>
              </table:table-cell>
              <table:table-cell office:value-type="float" office:value="6.35">
                <text:p>6.35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9.000005">
                <text:p>-9.000005</text:p>
              </table:table-cell>
              <table:table-cell office:value-type="float" office:value="1.899999">
                <text:p>1.899999</text:p>
              </table:table-cell>
              <table:table-cell office:value-type="float" office:value="8.200001">
                <text:p>8.200001</text:p>
              </table:table-cell>
              <table:table-cell office:value-type="float" office:value="-10.30001">
                <text:p>-10.3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75">
                <text:p>5.75</text:p>
              </table:table-cell>
              <table:table-cell office:value-type="float" office:value="8.000001">
                <text:p>8.000001</text:p>
              </table:table-cell>
              <table:table-cell office:value-type="float" office:value="-1.900007">
                <text:p>-1.900007</text:p>
              </table:table-cell>
              <table:table-cell office:value-type="float" office:value="-12.30001">
                <text:p>-12.3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200001">
                <text:p>7.200001</text:p>
              </table:table-cell>
              <table:table-cell office:value-type="float" office:value="-10.70001">
                <text:p>-10.70001</text:p>
              </table:table-cell>
              <table:table-cell office:value-type="float" office:value="-13.75001">
                <text:p>-13.75001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20.50001">
                <text:p>-20.50001</text:p>
              </table:table-cell>
              <table:table-cell office:value-type="float" office:value="-13.25001">
                <text:p>-13.25001</text:p>
              </table:table-cell>
              <table:table-cell office:value-type="float" office:value="-13.60001">
                <text:p>-13.60001</text:p>
              </table:table-cell>
              <table:table-cell office:value-type="float" office:value="-18.25001">
                <text:p>-18.25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2.40001">
                <text:p>-12.40001</text:p>
              </table:table-cell>
              <table:table-cell office:value-type="float" office:value="-10.70001">
                <text:p>-10.70001</text:p>
              </table:table-cell>
              <table:table-cell office:value-type="float" office:value="6.000001">
                <text:p>6.000001</text:p>
              </table:table-cell>
              <table:table-cell office:value-type="float" office:value="2.399996">
                <text:p>2.399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400001">
                <text:p>6.400001</text:p>
              </table:table-cell>
              <table:table-cell office:value-type="float" office:value="4.100001">
                <text:p>4.100001</text:p>
              </table:table-cell>
              <table:table-cell office:value-type="float" office:value="-10.20001">
                <text:p>-10.20001</text:p>
              </table:table-cell>
              <table:table-cell office:value-type="float" office:value="4.899997">
                <text:p>4.8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849995">
                <text:p>2.849995</text:p>
              </table:table-cell>
              <table:table-cell office:value-type="float" office:value="-22.4">
                <text:p>-22.4</text:p>
              </table:table-cell>
              <table:table-cell office:value-type="float" office:value="7.200002">
                <text:p>7.200002</text:p>
              </table:table-cell>
              <table:table-cell office:value-type="float" office:value="-5.550009">
                <text:p>-5.550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2.15001">
                <text:p>-12.15001</text:p>
              </table:table-cell>
              <table:table-cell office:value-type="float" office:value="-1.900005">
                <text:p>-1.900005</text:p>
              </table:table-cell>
              <table:table-cell office:value-type="float" office:value="-18.35">
                <text:p>-18.35</text:p>
              </table:table-cell>
              <table:table-cell office:value-type="float" office:value="-18.34999">
                <text:p>-18.34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699999">
                <text:p>4.699999</text:p>
              </table:table-cell>
              <table:table-cell office:value-type="float" office:value="8.400001">
                <text:p>8.400001</text:p>
              </table:table-cell>
              <table:table-cell office:value-type="float" office:value="6.400001">
                <text:p>6.400001</text:p>
              </table:table-cell>
              <table:table-cell office:value-type="float" office:value="-19.49999">
                <text:p>-19.4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049993">
                <text:p>2.049993</text:p>
              </table:table-cell>
              <table:table-cell office:value-type="float" office:value="-11.7">
                <text:p>-11.7</text:p>
              </table:table-cell>
              <table:table-cell office:value-type="float" office:value="-16.95">
                <text:p>-16.95</text:p>
              </table:table-cell>
              <table:table-cell office:value-type="float" office:value="5.300001">
                <text:p>5.3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1.8">
                <text:p>-11.8</text:p>
              </table:table-cell>
              <table:table-cell office:value-type="float" office:value="-21.6">
                <text:p>-21.6</text:p>
              </table:table-cell>
              <table:table-cell office:value-type="float" office:value="-15.15001">
                <text:p>-15.15001</text:p>
              </table:table-cell>
              <table:table-cell office:value-type="float" office:value="-13.90001">
                <text:p>-13.9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.800007">
                <text:p>-1.800007</text:p>
              </table:table-cell>
              <table:table-cell office:value-type="float" office:value="6.500001">
                <text:p>6.500001</text:p>
              </table:table-cell>
              <table:table-cell office:value-type="float" office:value="-13.80001">
                <text:p>-13.80001</text:p>
              </table:table-cell>
              <table:table-cell office:value-type="float" office:value="6.800001">
                <text:p>6.8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6">
                <text:p>8.6</text:p>
              </table:table-cell>
              <table:table-cell office:value-type="float" office:value="8.35">
                <text:p>8.35</text:p>
              </table:table-cell>
              <table:table-cell office:value-type="float" office:value="2.149992">
                <text:p>2.149992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6.950006">
                <text:p>-6.950006</text:p>
              </table:table-cell>
              <table:table-cell office:value-type="float" office:value="4.049996">
                <text:p>4.049996</text:p>
              </table:table-cell>
              <table:table-cell office:value-type="float" office:value="5.599999">
                <text:p>5.599999</text:p>
              </table:table-cell>
              <table:table-cell office:value-type="float" office:value="3.799996">
                <text:p>3.79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800001">
                <text:p>7.800001</text:p>
              </table:table-cell>
              <table:table-cell office:value-type="float" office:value="6.000001">
                <text:p>6.000001</text:p>
              </table:table-cell>
              <table:table-cell office:value-type="float" office:value="-23.39999">
                <text:p>-23.39999</text:p>
              </table:table-cell>
              <table:table-cell office:value-type="float" office:value="-16.00001">
                <text:p>-16.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950002">
                <text:p>5.950002</text:p>
              </table:table-cell>
              <table:table-cell office:value-type="float" office:value="-2.300004">
                <text:p>-2.300004</text:p>
              </table:table-cell>
              <table:table-cell office:value-type="float" office:value="7.000001">
                <text:p>7.00000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6.75001">
                <text:p>-16.75001</text:p>
              </table:table-cell>
              <table:table-cell office:value-type="float" office:value="-15.35001">
                <text:p>-15.35001</text:p>
              </table:table-cell>
              <table:table-cell office:value-type="float" office:value="7.000001">
                <text:p>7.000001</text:p>
              </table:table-cell>
              <table:table-cell office:value-type="float" office:value="3.249994">
                <text:p>3.249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300001">
                <text:p>4.300001</text:p>
              </table:table-cell>
              <table:table-cell office:value-type="float" office:value="8.000001">
                <text:p>8.000001</text:p>
              </table:table-cell>
              <table:table-cell office:value-type="float" office:value="4.749999">
                <text:p>4.749999</text:p>
              </table:table-cell>
              <table:table-cell office:value-type="float" office:value="-8.900009">
                <text:p>-8.900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24.69999">
                <text:p>-24.69999</text:p>
              </table:table-cell>
              <table:table-cell office:value-type="float" office:value="-15.65">
                <text:p>-15.65</text:p>
              </table:table-cell>
              <table:table-cell office:value-type="float" office:value="0.3499908">
                <text:p>0.349990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4.45">
                <text:p>-14.45</text:p>
              </table:table-cell>
              <table:table-cell office:value-type="float" office:value="-11.70001">
                <text:p>-11.70001</text:p>
              </table:table-cell>
              <table:table-cell office:value-type="float" office:value="-9.450013">
                <text:p>-9.450013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250001">
                <text:p>6.250001</text:p>
              </table:table-cell>
              <table:table-cell office:value-type="float" office:value="7.900001">
                <text:p>7.900001</text:p>
              </table:table-cell>
              <table:table-cell office:value-type="float" office:value="6.400001">
                <text:p>6.400001</text:p>
              </table:table-cell>
              <table:table-cell office:value-type="float" office:value="5.049998">
                <text:p>5.04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000001">
                <text:p>8.000001</text:p>
              </table:table-cell>
              <table:table-cell office:value-type="float" office:value="5.950002">
                <text:p>5.950002</text:p>
              </table:table-cell>
              <table:table-cell office:value-type="float" office:value="-13">
                <text:p>-13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8.59999">
                <text:p>-18.59999</text:p>
              </table:table-cell>
              <table:table-cell office:value-type="float" office:value="-10.30001">
                <text:p>-10.30001</text:p>
              </table:table-cell>
              <table:table-cell office:value-type="float" office:value="-9.000005">
                <text:p>-9.00000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7">
                <text:p>8.7</text:p>
              </table:table-cell>
              <table:table-cell office:value-type="float" office:value="-8.150005">
                <text:p>-8.150005</text:p>
              </table:table-cell>
              <table:table-cell office:value-type="float" office:value="5.950001">
                <text:p>5.950001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6.2">
                <text:p>-16.2</text:p>
              </table:table-cell>
              <table:table-cell office:value-type="float" office:value="-8.750008">
                <text:p>-8.750008</text:p>
              </table:table-cell>
              <table:table-cell office:value-type="float" office:value="7.300001">
                <text:p>7.300001</text:p>
              </table:table-cell>
              <table:table-cell office:value-type="float" office:value="8.200001">
                <text:p>8.2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5.65001">
                <text:p>-15.65001</text:p>
              </table:table-cell>
              <table:table-cell office:value-type="float" office:value="7.900001">
                <text:p>7.900001</text:p>
              </table:table-cell>
              <table:table-cell office:value-type="float" office:value="4.049996">
                <text:p>4.049996</text:p>
              </table:table-cell>
              <table:table-cell office:value-type="float" office:value="-7.650003">
                <text:p>-7.650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6.45">
                <text:p>-16.45</text:p>
              </table:table-cell>
              <table:table-cell office:value-type="float" office:value="-15.00001">
                <text:p>-15.00001</text:p>
              </table:table-cell>
              <table:table-cell office:value-type="float" office:value="-15.15001">
                <text:p>-15.15001</text:p>
              </table:table-cell>
              <table:table-cell office:value-type="float" office:value="-10.85001">
                <text:p>-10.85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900001">
                <text:p>7.900001</text:p>
              </table:table-cell>
              <table:table-cell office:value-type="float" office:value="-13.70001">
                <text:p>-13.70001</text:p>
              </table:table-cell>
              <table:table-cell office:value-type="float" office:value="-18.24999">
                <text:p>-18.24999</text:p>
              </table:table-cell>
              <table:table-cell office:value-type="float" office:value="3.149996">
                <text:p>3.149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8.250011">
                <text:p>-8.250011</text:p>
              </table:table-cell>
              <table:table-cell office:value-type="float" office:value="7.000001">
                <text:p>7.000001</text:p>
              </table:table-cell>
              <table:table-cell office:value-type="float" office:value="7.2">
                <text:p>7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85">
                <text:p>5.85</text:p>
              </table:table-cell>
              <table:table-cell office:value-type="float" office:value="-18.5">
                <text:p>-18.5</text:p>
              </table:table-cell>
              <table:table-cell office:value-type="float" office:value="7.75">
                <text:p>7.75</text:p>
              </table:table-cell>
              <table:table-cell office:value-type="float" office:value="5.200001">
                <text:p>5.2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300001">
                <text:p>7.300001</text:p>
              </table:table-cell>
              <table:table-cell office:value-type="float" office:value="-14.40001">
                <text:p>-14.40001</text:p>
              </table:table-cell>
              <table:table-cell office:value-type="float" office:value="8.000001">
                <text:p>8.00000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8.850008">
                <text:p>-8.850008</text:p>
              </table:table-cell>
              <table:table-cell office:value-type="float" office:value="-12.20001">
                <text:p>-12.20001</text:p>
              </table:table-cell>
              <table:table-cell office:value-type="float" office:value="-8.900005">
                <text:p>-8.90000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10.85001">
                <text:p>-10.85001</text:p>
              </table:table-cell>
              <table:table-cell office:value-type="float" office:value="8.6">
                <text:p>8.6</text:p>
              </table:table-cell>
              <table:table-cell office:value-type="float" office:value="7.300001">
                <text:p>7.300001</text:p>
              </table:table-cell>
              <table:table-cell office:value-type="float" office:value="4.549999">
                <text:p>4.54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7.05">
                <text:p>-17.05</text:p>
              </table:table-cell>
              <table:table-cell office:value-type="float" office:value="-8.150007">
                <text:p>-8.150007</text:p>
              </table:table-cell>
              <table:table-cell office:value-type="float" office:value="8.8">
                <text:p>8.8</text:p>
              </table:table-cell>
              <table:table-cell office:value-type="float" office:value="7.500001">
                <text:p>7.5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449996">
                <text:p>2.449996</text:p>
              </table:table-cell>
              <table:table-cell office:value-type="float" office:value="-19.39998">
                <text:p>-19.39998</text:p>
              </table:table-cell>
              <table:table-cell office:value-type="float" office:value="8.7">
                <text:p>8.7</text:p>
              </table:table-cell>
              <table:table-cell office:value-type="float" office:value="-9.45001">
                <text:p>-9.45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900001">
                <text:p>7.900001</text:p>
              </table:table-cell>
              <table:table-cell office:value-type="float" office:value="0.2999926">
                <text:p>0.2999926</text:p>
              </table:table-cell>
              <table:table-cell office:value-type="float" office:value="-11.4">
                <text:p>-11.4</text:p>
              </table:table-cell>
              <table:table-cell office:value-type="float" office:value="-18.3">
                <text:p>-18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2">
                <text:p>4.2</text:p>
              </table:table-cell>
              <table:table-cell office:value-type="float" office:value="7.200001">
                <text:p>7.200001</text:p>
              </table:table-cell>
              <table:table-cell office:value-type="float" office:value="8.000001">
                <text:p>8.000001</text:p>
              </table:table-cell>
              <table:table-cell office:value-type="float" office:value="-10.10001">
                <text:p>-10.1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900001">
                <text:p>7.900001</text:p>
              </table:table-cell>
              <table:table-cell office:value-type="float" office:value="8">
                <text:p>8</text:p>
              </table:table-cell>
              <table:table-cell office:value-type="float" office:value="7.300001">
                <text:p>7.300001</text:p>
              </table:table-cell>
              <table:table-cell office:value-type="float" office:value="-10.40001">
                <text:p>-10.4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17.4">
                <text:p>-17.4</text:p>
              </table:table-cell>
              <table:table-cell office:value-type="float" office:value="7.650001">
                <text:p>7.650001</text:p>
              </table:table-cell>
              <table:table-cell office:value-type="float" office:value="7.400001">
                <text:p>7.400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349998">
                <text:p>5.349998</text:p>
              </table:table-cell>
              <table:table-cell office:value-type="float" office:value="8.8">
                <text:p>8.8</text:p>
              </table:table-cell>
              <table:table-cell office:value-type="float" office:value="8.7">
                <text:p>8.7</text:p>
              </table:table-cell>
              <table:table-cell office:value-type="float" office:value="7.700001">
                <text:p>7.7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899996">
                <text:p>3.899996</text:p>
              </table:table-cell>
              <table:table-cell office:value-type="float" office:value="6.500001">
                <text:p>6.500001</text:p>
              </table:table-cell>
              <table:table-cell office:value-type="float" office:value="7.900001">
                <text:p>7.900001</text:p>
              </table:table-cell>
              <table:table-cell office:value-type="float" office:value="-14.25001">
                <text:p>-14.25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150001">
                <text:p>8.150001</text:p>
              </table:table-cell>
              <table:table-cell office:value-type="float" office:value="8.1">
                <text:p>8.1</text:p>
              </table:table-cell>
              <table:table-cell office:value-type="float" office:value="7.3">
                <text:p>7.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399999">
                <text:p>5.399999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200001">
                <text:p>7.200001</text:p>
              </table:table-cell>
              <table:table-cell office:value-type="float" office:value="6.700001">
                <text:p>6.700001</text:p>
              </table:table-cell>
              <table:table-cell office:value-type="float" office:value="8.1">
                <text:p>8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8.900008">
                <text:p>-8.900008</text:p>
              </table:table-cell>
              <table:table-cell office:value-type="float" office:value="6.700001">
                <text:p>6.700001</text:p>
              </table:table-cell>
              <table:table-cell office:value-type="float" office:value="8.8">
                <text:p>8.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050001">
                <text:p>6.050001</text:p>
              </table:table-cell>
              <table:table-cell office:value-type="float" office:value="6.700001">
                <text:p>6.700001</text:p>
              </table:table-cell>
              <table:table-cell office:value-type="float" office:value="8.7">
                <text:p>8.7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4.850009">
                <text:p>-4.850009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9.650002">
                <text:p>-9.650002</text:p>
              </table:table-cell>
              <table:table-cell office:value-type="float" office:value="7.300001">
                <text:p>7.300001</text:p>
              </table:table-cell>
              <table:table-cell office:value-type="float" office:value="7.900001">
                <text:p>7.90000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400001">
                <text:p>6.400001</text:p>
              </table:table-cell>
              <table:table-cell office:value-type="float" office:value="5.1">
                <text:p>5.1</text:p>
              </table:table-cell>
              <table:table-cell office:value-type="float" office:value="7.200001">
                <text:p>7.2000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800001">
                <text:p>7.800001</text:p>
              </table:table-cell>
              <table:table-cell office:value-type="float" office:value="8.7">
                <text:p>8.7</text:p>
              </table:table-cell>
              <table:table-cell office:value-type="float" office:value="5.550002">
                <text:p>5.550002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9.000011">
                <text:p>-9.000011</text:p>
              </table:table-cell>
              <table:table-cell office:value-type="float" office:value="7.200001">
                <text:p>7.200001</text:p>
              </table:table-cell>
              <table:table-cell office:value-type="float" office:value="5.700001">
                <text:p>5.700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300001">
                <text:p>7.300001</text:p>
              </table:table-cell>
              <table:table-cell office:value-type="float" office:value="7.3">
                <text:p>7.3</text:p>
              </table:table-cell>
              <table:table-cell office:value-type="float" office:value="8.8">
                <text:p>8.8</text:p>
              </table:table-cell>
              <table:table-cell office:value-type="float" office:value="5.699999">
                <text:p>5.6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100001">
                <text:p>7.100001</text:p>
              </table:table-cell>
              <table:table-cell office:value-type="float" office:value="6.400001">
                <text:p>6.400001</text:p>
              </table:table-cell>
              <table:table-cell office:value-type="float" office:value="8.000001">
                <text:p>8.00000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400001">
                <text:p>7.400001</text:p>
              </table:table-cell>
              <table:table-cell office:value-type="float" office:value="6.700001">
                <text:p>6.700001</text:p>
              </table:table-cell>
              <table:table-cell office:value-type="float" office:value="8.6">
                <text:p>8.6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4.65001">
                <text:p>-14.65001</text:p>
              </table:table-cell>
              <table:table-cell office:value-type="float" office:value="8">
                <text:p>8</text:p>
              </table:table-cell>
              <table:table-cell office:value-type="float" office:value="8.000001">
                <text:p>8.00000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  <table:table-cell office:value-type="float" office:value="8.8">
                <text:p>8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1">
                <text:p>8.1</text:p>
              </table:table-cell>
              <table:table-cell office:value-type="float" office:value="7.400001">
                <text:p>7.400001</text:p>
              </table:table-cell>
              <table:table-cell office:value-type="float" office:value="8.1">
                <text:p>8.1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100001">
                <text:p>7.100001</text:p>
              </table:table-cell>
              <table:table-cell office:value-type="float" office:value="7.3">
                <text:p>7.3</text:p>
              </table:table-cell>
              <table:table-cell office:value-type="float" office:value="7.900001">
                <text:p>7.900001</text:p>
              </table:table-cell>
              <table:table-cell office:value-type="float" office:value="-8.350009">
                <text:p>-8.3500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1">
                <text:p>8.1</text:p>
              </table:table-cell>
              <table:table-cell office:value-type="float" office:value="8.000001">
                <text:p>8.000001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8.8">
                <text:p>8.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8.7">
                <text:p>8.7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8.7">
                <text:p>8.7</text:p>
              </table:table-cell>
              <table:table-cell office:value-type="float" office:value="8.1">
                <text:p>8.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900001">
                <text:p>7.900001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2">
                <text:p>7.2</text:p>
              </table:table-cell>
              <table:table-cell office:value-type="float" office:value="8.8">
                <text:p>8.8</text:p>
              </table:table-cell>
              <table:table-cell office:value-type="float" office:value="8.000001">
                <text:p>8.000001</text:p>
              </table:table-cell>
              <table:table-cell office:value-type="float" office:value="6.150002">
                <text:p>6.150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9">
                <text:p>7.9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  <table:table-cell office:value-type="float" office:value="8.000001">
                <text:p>8.00000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1">
                <text:p>7.1</text:p>
              </table:table-cell>
              <table:table-cell office:value-type="float" office:value="8">
                <text:p>8</text:p>
              </table:table-cell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1">
                <text:p>8.1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000001">
                <text:p>8.000001</text:p>
              </table:table-cell>
              <table:table-cell office:value-type="float" office:value="8">
                <text:p>8</text:p>
              </table:table-cell>
              <table:table-cell office:value-type="float" office:value="8.1">
                <text:p>8.1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1">
                <text:p>7.1</text:p>
              </table:table-cell>
              <table:table-cell office:value-type="float" office:value="6.700001">
                <text:p>6.700001</text:p>
              </table:table-cell>
              <table:table-cell office:value-type="float" office:value="8">
                <text:p>8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8.6">
                <text:p>8.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1">
                <text:p>8.1</text:p>
              </table:table-cell>
              <table:table-cell office:value-type="float" office:value="8.7">
                <text:p>8.7</text:p>
              </table:table-cell>
              <table:table-cell office:value-type="float" office:value="8.000001">
                <text:p>8.000001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7">
                <text:p>8.7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7.200001">
                <text:p>7.2000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8">
                <text:p>8.8</text:p>
              </table:table-cell>
              <table:table-cell office:value-type="float" office:value="8.6">
                <text:p>8.6</text:p>
              </table:table-cell>
              <table:table-cell office:value-type="float" office:value="7.300001">
                <text:p>7.30000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  <table:table-cell office:value-type="float" office:value="8.7">
                <text:p>8.7</text:p>
              </table:table-cell>
              <table:table-cell office:value-type="float" office:value="8.8">
                <text:p>8.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  <table:table-cell office:value-type="float" office:value="7.100001">
                <text:p>7.100001</text:p>
              </table:table-cell>
              <table:table-cell office:value-type="float" office:value="7.400001">
                <text:p>7.40000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17.45">
                <text:p>-17.45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5.299999">
                <text:p>5.2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200001">
                <text:p>7.200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600001">
                <text:p>6.600001</text:p>
              </table:table-cell>
              <table:table-cell office:value-type="float" office:value="8.8">
                <text:p>8.8</text:p>
              </table:table-cell>
              <table:table-cell office:value-type="float" office:value="8.7">
                <text:p>8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8">
                <text:p>8.8</text:p>
              </table:table-cell>
              <table:table-cell office:value-type="float" office:value="8.7">
                <text:p>8.7</text:p>
              </table:table-cell>
              <table:table-cell office:value-type="float" office:value="8.8">
                <text:p>8.8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1">
                <text:p>8.1</text:p>
              </table:table-cell>
              <table:table-cell office:value-type="float" office:value="7.400001">
                <text:p>7.400001</text:p>
              </table:table-cell>
              <table:table-cell office:value-type="float" office:value="6.600001">
                <text:p>6.60000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6.200001">
                <text:p>6.2000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400001">
                <text:p>6.400001</text:p>
              </table:table-cell>
              <table:table-cell office:value-type="float" office:value="7.200001">
                <text:p>7.200001</text:p>
              </table:table-cell>
              <table:table-cell office:value-type="float" office:value="8.000001">
                <text:p>8.0000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900001">
                <text:p>7.900001</text:p>
              </table:table-cell>
              <table:table-cell office:value-type="float" office:value="8.1">
                <text:p>8.1</text:p>
              </table:table-cell>
              <table:table-cell office:value-type="float" office:value="7.900001">
                <text:p>7.90000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19.05">
                <text:p>-19.05</text:p>
              </table:table-cell>
              <table:table-cell office:value-type="float" office:value="8.1">
                <text:p>8.1</text:p>
              </table:table-cell>
              <table:table-cell office:value-type="float" office:value="7.400001">
                <text:p>7.40000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.499997">
                <text:p>3.499997</text:p>
              </table:table-cell>
              <table:table-cell office:value-type="float" office:value="8.8">
                <text:p>8.8</text:p>
              </table:table-cell>
              <table:table-cell office:value-type="float" office:value="-6.750004">
                <text:p>-6.75000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8">
                <text:p>8.8</text:p>
              </table:table-cell>
              <table:table-cell office:value-type="float" office:value="7.400001">
                <text:p>7.400001</text:p>
              </table:table-cell>
              <table:table-cell office:value-type="float" office:value="-12.2">
                <text:p>-12.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8">
                <text:p>8.8</text:p>
              </table:table-cell>
              <table:table-cell office:value-type="float" office:value="7.900001">
                <text:p>7.900001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000001">
                <text:p>8.000001</text:p>
              </table:table-cell>
              <table:table-cell office:value-type="float" office:value="8.8">
                <text:p>8.8</text:p>
              </table:table-cell>
              <table:table-cell office:value-type="float" office:value="7.200001">
                <text:p>7.20000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7">
                <text:p>8.7</text:p>
              </table:table-cell>
              <table:table-cell office:value-type="float" office:value="8.8">
                <text:p>8.8</text:p>
              </table:table-cell>
              <table:table-cell office:value-type="float" office:value="7.2">
                <text:p>7.2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7">
                <text:p>8.7</text:p>
              </table:table-cell>
              <table:table-cell office:value-type="float" office:value="8.6">
                <text:p>8.6</text:p>
              </table:table-cell>
              <table:table-cell office:value-type="float" office:value="8">
                <text:p>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400001">
                <text:p>7.400001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8">
                <text:p>8.8</text:p>
              </table:table-cell>
              <table:table-cell office:value-type="float" office:value="5.800001">
                <text:p>5.800001</text:p>
              </table:table-cell>
              <table:table-cell office:value-type="float" office:value="7.900001">
                <text:p>7.900001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75">
                <text:p>6.75</text:p>
              </table:table-cell>
              <table:table-cell office:value-type="float" office:value="6.400001">
                <text:p>6.400001</text:p>
              </table:table-cell>
              <table:table-cell office:value-type="float" office:value="5.8">
                <text:p>5.8</text:p>
              </table:table-cell>
              <table:table-cell office:value-type="float" office:value="6.200001">
                <text:p>6.2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7">
                <text:p>8.7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7">
                <text:p>8.7</text:p>
              </table:table-cell>
              <table:table-cell office:value-type="float" office:value="7.400001">
                <text:p>7.400001</text:p>
              </table:table-cell>
              <table:table-cell office:value-type="float" office:value="6.400001">
                <text:p>6.400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9.550013">
                <text:p>-9.550013</text:p>
              </table:table-cell>
              <table:table-cell office:value-type="float" office:value="8.1">
                <text:p>8.1</text:p>
              </table:table-cell>
              <table:table-cell office:value-type="float" office:value="6.000001">
                <text:p>6.0000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500001">
                <text:p>6.500001</text:p>
              </table:table-cell>
              <table:table-cell office:value-type="float" office:value="8.1">
                <text:p>8.1</text:p>
              </table:table-cell>
              <table:table-cell office:value-type="float" office:value="8.8">
                <text:p>8.8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1">
                <text:p>8.1</text:p>
              </table:table-cell>
              <table:table-cell office:value-type="float" office:value="7.900001">
                <text:p>7.900001</text:p>
              </table:table-cell>
              <table:table-cell office:value-type="float" office:value="7.300001">
                <text:p>7.30000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900001">
                <text:p>7.900001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7.900001">
                <text:p>7.90000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  <table:table-cell office:value-type="float" office:value="7.900001">
                <text:p>7.9000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7">
                <text:p>8.7</text:p>
              </table:table-cell>
              <table:table-cell office:value-type="float" office:value="7.300001">
                <text:p>7.300001</text:p>
              </table:table-cell>
              <table:table-cell office:value-type="float" office:value="7.300001">
                <text:p>7.3000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7">
                <text:p>8.7</text:p>
              </table:table-cell>
              <table:table-cell office:value-type="float" office:value="-12.90001">
                <text:p>-12.90001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400001">
                <text:p>7.400001</text:p>
              </table:table-cell>
              <table:table-cell office:value-type="float" office:value="8.8">
                <text:p>8.8</text:p>
              </table:table-cell>
              <table:table-cell office:value-type="float" office:value="8.7">
                <text:p>8.7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